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98.79pt"/>
    </style:style>
    <style:style style:name="co12" style:family="table-column">
      <style:table-column-properties fo:break-before="auto" style:column-width="218.44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50.49pt"/>
    </style:style>
    <style:style style:name="co15" style:family="table-column">
      <style:table-column-properties fo:break-before="auto" style:column-width="116.56pt"/>
    </style:style>
    <style:style style:name="co16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19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06]" office:value-type="float" office:value="0.020532" calcext:value-type="float">
            <text:p>0.020532</text:p>
          </table:table-cell>
          <table:table-cell table:formula="of:=[$Timing.F107]" office:value-type="float" office:value="0.032531" calcext:value-type="float">
            <text:p>0.032531</text:p>
          </table:table-cell>
          <table:table-cell table:formula="of:=[$Timing.F108]" office:value-type="float" office:value="0.015441" calcext:value-type="float">
            <text:p>0.015441</text:p>
          </table:table-cell>
          <table:table-cell table:formula="of:=[$Timing.F109]" office:value-type="float" office:value="0.013367" calcext:value-type="float">
            <text:p>0.013367</text:p>
          </table:table-cell>
          <table:table-cell table:formula="of:=[$Timing.F110]" office:value-type="float" office:value="0.013368" calcext:value-type="float">
            <text:p>0.013368</text:p>
          </table:table-cell>
          <table:table-cell table:formula="of:=[$Timing.F111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2]" office:value-type="float" office:value="0.008814" calcext:value-type="float">
            <text:p>0.008814</text:p>
          </table:table-cell>
          <table:table-cell table:formula="of:=[$Timing.F113]" office:value-type="float" office:value="0.008867" calcext:value-type="float">
            <text:p>0.008867</text:p>
          </table:table-cell>
          <table:table-cell table:formula="of:=[$Timing.F114]" office:value-type="float" office:value="0.00566" calcext:value-type="float">
            <text:p>0.00566</text:p>
          </table:table-cell>
          <table:table-cell/>
          <table:table-cell table:formula="of:=[$Timing.F115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64]" office:value-type="float" office:value="7.075472" calcext:value-type="float">
            <text:p>7.075472</text:p>
          </table:table-cell>
          <table:table-cell table:formula="of:=[$Timing.F165]" office:value-type="float" office:value="3.002719" calcext:value-type="float">
            <text:p>3.002719</text:p>
          </table:table-cell>
          <table:table-cell table:formula="of:=[$Timing.F166]" office:value-type="float" office:value="2.979217" calcext:value-type="float">
            <text:p>2.979217</text:p>
          </table:table-cell>
          <table:table-cell table:formula="of:=[$Timing.F167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60]" office:value-type="float" office:value="2.632804" calcext:value-type="float">
            <text:p>2.632804</text:p>
          </table:table-cell>
          <table:table-cell table:formula="of:=[$Timing.F161]" office:value-type="float" office:value="1.991902" calcext:value-type="float">
            <text:p>1.991902</text:p>
          </table:table-cell>
          <table:table-cell table:formula="of:=[$Timing.F162]" office:value-type="float" office:value="2.012528" calcext:value-type="float">
            <text:p>2.012528</text:p>
          </table:table-cell>
          <table:table-cell table:formula="of:=[$Timing.F163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shapes>
          <draw:frame draw:z-index="0" draw:style-name="gr1" draw:text-style-name="P1" svg:width="453.51pt" svg:height="317.96pt" svg:x="704.07pt" svg:y="2636.87pt">
            <draw:object draw:notify-on-update-of-ranges="Timing.I199:Timing.R199 Timing.H200:Timing.H200 Timing.I200:Timing.R200 Timing.H201:Timing.H201 Timing.I201:Timing.R201 Timing.H202:Timing.H202 Timing.I202:Timing.R2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544.93pt" svg:height="288.4pt" svg:x="703.19pt" svg:y="4688.7pt">
            <draw:object draw:notify-on-update-of-ranges="Timing.I357:Timing.R357 Timing.H358:Timing.H358 Timing.I358:Timing.R358 Timing.H359:Timing.H359 Timing.I359:Timing.R359 Timing.H360:Timing.H360 Timing.I360:Timing.R360 Timing.H361:Timing.H361 Timing.I361:Timing.R36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705.97pt" svg:height="332.82pt" svg:x="694.03pt" svg:y="5142.87pt">
            <draw:object draw:notify-on-update-of-ranges="Timing.I391:Timing.AE391 Timing.H392:Timing.H392 Timing.I392:Timing.AE392 Timing.H393:Timing.H393 Timing.I393:Timing.AE393 Timing.H394:Timing.H394 Timing.I394:Timing.AE394 Timing.H395:Timing.H395 Timing.I395:Timing.AE395 Timing.S511:Timing.S5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559.73pt" svg:height="316.23pt" svg:x="784.29pt" svg:y="9697.63pt">
            <draw:object draw:notify-on-update-of-ranges="Timing.H747:Timing.H747 Timing.I747:Timing.AD747 Timing.H748:Timing.H748 Timing.I748:Timing.AD748 Timing.H749:Timing.H749 Timing.I749:Timing.AD749 Timing.H750:Timing.H750 Timing.I750:Timing.AD7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453.51pt" svg:height="255.09pt" svg:x="767.59pt" svg:y="3108.22pt">
            <draw:object draw:notify-on-update-of-ranges="Timing.I234:Timing.T234 Timing.H235:Timing.H235 Timing.I235:Timing.T235 Timing.H236:Timing.H236 Timing.I236:Timing.T236 Timing.H237:Timing.H237 Timing.I237:Timing.T23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8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 – Evolution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y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 table:number-rows-repeated="2">
          <table:table-cell table:number-columns-repeated="6"/>
          <table:table-cell table:style-name="ce56"/>
          <table:table-cell table:number-columns-repeated="1017"/>
        </table:table-row>
        <table:table-row table:style-name="ro2">
          <table:table-cell table:style-name="ce41" office:value-type="string" calcext:value-type="string">
            <text:p>Matrix – Platform compare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sudo ./obj/qpu-debug/bin/Matrix -d=304 -p=10</text:p>
          </table:table-cell>
          <table:table-cell table:number-columns-repeated="3"/>
          <table:table-cell office:value-type="string" calcext:value-type="string">
            <text:p>Value -d for successful run on Pi and Pi2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</text:p>
          </table:table-cell>
          <table:table-cell/>
          <table:table-cell office:value-type="float" office:value="9.452398" calcext:value-type="float">
            <text:p>9.452398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3.098437" calcext:value-type="float">
            <text:p>3.098437</text:p>
          </table:table-cell>
          <table:table-cell table:style-name="ce56"/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451657" calcext:value-type="float">
            <text:p>2.451657</text:p>
          </table:table-cell>
          <table:table-cell table:style-name="ce56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6">
          <table:table-cell table:number-columns-repeated="6"/>
          <table:table-cell table:style-name="ce56"/>
          <table:table-cell table:number-columns-repeated="1017"/>
        </table:table-row>
        <table:table-row table:style-name="ro1" table:number-rows-repeated="18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DFT – in unit test, 10 iterations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With prefetch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Single run, no median of 3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office:value-type="string" calcext:value-type="string">
            <text:p>Preparation of data and compile takes longer and longer. However, the actual run is quite fast.</text:p>
          </table:table-cell>
          <table:table-cell table:number-columns-repeated="5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/>
          <table:table-cell table:style-name="ce47" office:value-type="string" calcext:value-type="string">
            <text:p>-n=12</text:p>
          </table:table-cell>
          <table:table-cell table:style-name="ce47" table:number-columns-repeated="1015"/>
        </table:table-row>
        <table:table-row table:style-name="ro1">
          <table:table-cell office:value-type="float" office:value="20210403" calcext:value-type="float">
            <text:p>20210403</text:p>
          </table:table-cell>
          <table:table-cell office:value-type="string" calcext:value-type="string">
            <text:p>47b57e8</text:p>
          </table:table-cell>
          <table:table-cell office:value-type="string" calcext:value-type="string">
            <text:p>Pi2-1</text:p>
          </table:table-cell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89" calcext:value-type="float">
            <text:p>0.003189</text:p>
          </table:table-cell>
          <table:table-cell table:style-name="ce19" office:value-type="string" calcext:value-type="string">
            <text:p>matrix mult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4" calcext:value-type="float">
            <text:p>0.002954</text:p>
          </table:table-cell>
          <table:table-cell office:value-type="string" calcext:value-type="string">
            <text:p><text:s/>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28" calcext:value-type="float">
            <text:p>0.00302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964" calcext:value-type="float">
            <text:p>0.003964</text:p>
          </table:table-cell>
          <table:table-cell office:value-type="float" office:value="0.006102" calcext:value-type="float">
            <text:p>0.006102</text:p>
          </table:table-cell>
          <table:table-cell office:value-type="float" office:value="0.008257" calcext:value-type="float">
            <text:p>0.008257</text:p>
          </table:table-cell>
          <table:table-cell office:value-type="float" office:value="0.00994" calcext:value-type="float">
            <text:p>0.00994</text:p>
          </table:table-cell>
          <table:table-cell office:value-type="float" office:value="0.01222" calcext:value-type="float">
            <text:p>0.01222</text:p>
          </table:table-cell>
          <table:table-cell office:value-type="float" office:value="0.018153" calcext:value-type="float">
            <text:p>0.018153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0.053517" calcext:value-type="float">
            <text:p>0.053517</text:p>
          </table:table-cell>
          <table:table-cell office:value-type="float" office:value="0.060098" calcext:value-type="float">
            <text:p>0.060098</text:p>
          </table:table-cell>
          <table:table-cell office:value-type="float" office:value="0.07089" calcext:value-type="float">
            <text:p>0.0708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205" calcext:value-type="float">
            <text:p>0.00320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4232" calcext:value-type="float">
            <text:p>0.0042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61" calcext:value-type="float">
            <text:p>0.003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39" calcext:value-type="float">
            <text:p>0.0037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964" calcext:value-type="float">
            <text:p>0.0039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2" calcext:value-type="float">
            <text:p>0.00384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332" calcext:value-type="float">
            <text:p>0.00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467" calcext:value-type="float">
            <text:p>0.003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3202" calcext:value-type="float">
            <text:p>0.0032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3246" calcext:value-type="float">
            <text:p>0.0032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3484" calcext:value-type="float">
            <text:p>0.0034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2575" calcext:value-type="float">
            <text:p>0.0125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897" calcext:value-type="float">
            <text:p>0.0058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935" calcext:value-type="float">
            <text:p>0.005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102" calcext:value-type="float">
            <text:p>0.0061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1235" calcext:value-type="float">
            <text:p>0.0112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5332" calcext:value-type="float">
            <text:p>0.0053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526" calcext:value-type="float">
            <text:p>0.005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5413" calcext:value-type="float">
            <text:p>0.0054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782" calcext:value-type="float">
            <text:p>0.0057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843" calcext:value-type="float">
            <text:p>0.0038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376" calcext:value-type="float">
            <text:p>0.0033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3631" calcext:value-type="float">
            <text:p>0.0036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546" calcext:value-type="float">
            <text:p>0.02754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2174" calcext:value-type="float">
            <text:p>0.0121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8176" calcext:value-type="float">
            <text:p>0.0081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8257" calcext:value-type="float">
            <text:p>0.008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4384" calcext:value-type="float">
            <text:p>0.02438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779" calcext:value-type="float">
            <text:p>0.010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7291" calcext:value-type="float">
            <text:p>0.007291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i4 – 10 iterations, n=8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7299" calcext:value-type="float">
            <text:p>0.007299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208" calcext:value-type="float">
            <text:p>208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400" calcext:value-type="float">
            <text:p>400</text:p>
          </table:table-cell>
          <table:table-cell office:value-type="float" office:value="464" calcext:value-type="float">
            <text:p>464</text:p>
          </table:table-cell>
          <table:table-cell office:value-type="float" office:value="528" calcext:value-type="float">
            <text:p>528</text:p>
          </table:table-cell>
          <table:table-cell office:value-type="float" office:value="592" calcext:value-type="float">
            <text:p>592</text:p>
          </table:table-cell>
          <table:table-cell office:value-type="float" office:value="656" calcext:value-type="float">
            <text:p>656</text:p>
          </table:table-cell>
          <table:table-cell office:value-type="float" office:value="720" calcext:value-type="float">
            <text:p>720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7838" calcext:value-type="float">
            <text:p>0.007838</text:p>
          </table:table-cell>
          <table:table-cell office:value-type="string" calcext:value-type="string">
            <text:p>matrix mult</text:p>
          </table:table-cell>
          <table:table-cell table:style-name="ce19" office:value-type="string" calcext:value-type="string">
            <text:p>matrix mult</text:p>
          </table:table-cell>
          <table:table-cell office:value-type="float" office:value="0.003428" calcext:value-type="float">
            <text:p>0.003428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0.004315" calcext:value-type="float">
            <text:p>0.004315</text:p>
          </table:table-cell>
          <table:table-cell office:value-type="float" office:value="0.004609" calcext:value-type="float">
            <text:p>0.004609</text:p>
          </table:table-cell>
          <table:table-cell office:value-type="float" office:value="0.006737" calcext:value-type="float">
            <text:p>0.00673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4238" calcext:value-type="float">
            <text:p>0.004238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complex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0.004115" calcext:value-type="float">
            <text:p>0.004115</text:p>
          </table:table-cell>
          <table:table-cell office:value-type="float" office:value="0.006028" calcext:value-type="float">
            <text:p>0.006028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09991" calcext:value-type="float">
            <text:p>0.009991</text:p>
          </table:table-cell>
          <table:table-cell office:value-type="float" office:value="0.011345" calcext:value-type="float">
            <text:p>0.01134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3665" calcext:value-type="float">
            <text:p>0.003665</text:p>
          </table:table-cell>
          <table:table-cell office:value-type="string" calcext:value-type="string">
            <text:p><text:s/></text:p>
          </table:table-cell>
          <table:table-cell table:style-name="ce53" office:value-type="string" calcext:value-type="string">
            <text:p>inline float</text:p>
          </table:table-cell>
          <table:table-cell office:value-type="float" office:value="0.003499" calcext:value-type="float">
            <text:p>0.003499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4912" calcext:value-type="float">
            <text:p>0.004912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8499" calcext:value-type="float">
            <text:p>0.008499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17471" calcext:value-type="float">
            <text:p>0.017471</text:p>
          </table:table-cell>
          <table:table-cell office:value-type="float" office:value="0.019331" calcext:value-type="float">
            <text:p>0.019331</text:p>
          </table:table-cell>
          <table:table-cell office:value-type="float" office:value="0.021194" calcext:value-type="float">
            <text:p>0.021194</text:p>
          </table:table-cell>
          <table:table-cell office:value-type="float" office:value="0.026998" calcext:value-type="float">
            <text:p>0.026998</text:p>
          </table:table-cell>
          <table:table-cell office:value-type="float" office:value="0.029371" calcext:value-type="float">
            <text:p>0.029371</text:p>
          </table:table-cell>
          <table:table-cell table:number-columns-repeated="1004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3795" calcext:value-type="float">
            <text:p>0.003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9055" calcext:value-type="float">
            <text:p>0.0490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5693" calcext:value-type="float">
            <text:p>0.0156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9787" calcext:value-type="float">
            <text:p>0.0097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994" calcext:value-type="float">
            <text:p>0.009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3475" calcext:value-type="float">
            <text:p>0.04347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3827" calcext:value-type="float">
            <text:p>0.01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667" calcext:value-type="float">
            <text:p>0.0086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752" calcext:value-type="float">
            <text:p>0.00875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164" calcext:value-type="float">
            <text:p>0.01016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5653" calcext:value-type="float">
            <text:p>0.0056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532" calcext:value-type="float">
            <text:p>0.0045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918" calcext:value-type="float">
            <text:p>0.0039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7642" calcext:value-type="float">
            <text:p>0.07764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7048" calcext:value-type="float">
            <text:p>0.0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9609" calcext:value-type="float">
            <text:p>0.019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222" calcext:value-type="float">
            <text:p>0.01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8447" calcext:value-type="float">
            <text:p>0.06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3816" calcext:value-type="float">
            <text:p>0.0238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7313" calcext:value-type="float">
            <text:p>0.0173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836" calcext:value-type="float">
            <text:p>0.0108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3214" calcext:value-type="float">
            <text:p>0.0132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5572" calcext:value-type="float">
            <text:p>0.0055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985" calcext:value-type="float">
            <text:p>0.0049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4371" calcext:value-type="float">
            <text:p>0.0043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66755" calcext:value-type="float">
            <text:p>0.1667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6251" calcext:value-type="float">
            <text:p>0.0462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308" calcext:value-type="float">
            <text:p>0.03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8153" calcext:value-type="float">
            <text:p>0.0181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4335" calcext:value-type="float">
            <text:p>0.13433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257" calcext:value-type="float">
            <text:p>0.037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368" calcext:value-type="float">
            <text:p>0.026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932" calcext:value-type="float">
            <text:p>0.0149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6484" calcext:value-type="float">
            <text:p>0.01648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6779" calcext:value-type="float">
            <text:p>0.0067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5132" calcext:value-type="float">
            <text:p>0.0051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555" calcext:value-type="float">
            <text:p>0.005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91901" calcext:value-type="float">
            <text:p>0.29190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89356" calcext:value-type="float">
            <text:p>0.0893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6924" calcext:value-type="float">
            <text:p>0.0469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7119" calcext:value-type="float">
            <text:p>0.0471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56896" calcext:value-type="float">
            <text:p>0.2568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8618" calcext:value-type="float">
            <text:p>0.0786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41326" calcext:value-type="float">
            <text:p>0.0413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41515" calcext:value-type="float">
            <text:p>0.0415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0271" calcext:value-type="float">
            <text:p>0.020271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7571" calcext:value-type="float">
            <text:p>0.0075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5819" calcext:value-type="float">
            <text:p>0.0058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6194" calcext:value-type="float">
            <text:p>0.006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8535" calcext:value-type="float">
            <text:p>0.3853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101742" calcext:value-type="float">
            <text:p>0.1017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53541" calcext:value-type="float">
            <text:p>0.0535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53517" calcext:value-type="float">
            <text:p>0.0535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38708" calcext:value-type="float">
            <text:p>0.33870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90073" calcext:value-type="float">
            <text:p>0.0900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7049" calcext:value-type="float">
            <text:p>0.0470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6905" calcext:value-type="float">
            <text:p>0.046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605" calcext:value-type="float">
            <text:p>0.026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9558" calcext:value-type="float">
            <text:p>0.0095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7747" calcext:value-type="float">
            <text:p>0.0077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6648" calcext:value-type="float">
            <text:p>0.006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93295" calcext:value-type="float">
            <text:p>0.49329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4252" calcext:value-type="float">
            <text:p>0.1442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88502" calcext:value-type="float">
            <text:p>0.0885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0098" calcext:value-type="float">
            <text:p>0.0600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33333" calcext:value-type="float">
            <text:p>0.4333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25651" calcext:value-type="float">
            <text:p>0.1256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8042" calcext:value-type="float">
            <text:p>0.0780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54444" calcext:value-type="float">
            <text:p>0.05444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2788" calcext:value-type="float">
            <text:p>0.042788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4801" calcext:value-type="float">
            <text:p>0.014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1187" calcext:value-type="float">
            <text:p>0.01118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9613" calcext:value-type="float">
            <text:p>0.0096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648697" calcext:value-type="float">
            <text:p>0.64869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68519" calcext:value-type="float">
            <text:p>0.1685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103965" calcext:value-type="float">
            <text:p>0.1039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7089" calcext:value-type="float">
            <text:p>0.0708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8032" calcext:value-type="float">
            <text:p>0.53803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From here on, missing values failed (reg allocation insufficient capacity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41316" calcext:value-type="float">
            <text:p>0.14131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5998" calcext:value-type="float">
            <text:p>0.085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909" calcext:value-type="float">
            <text:p>0.0589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657072" calcext:value-type="float">
            <text:p>0.6570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84263" calcext:value-type="float">
            <text:p>0.1842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5275" calcext:value-type="float">
            <text:p>0.095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9002" calcext:value-type="float">
            <text:p>0.0690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786104" calcext:value-type="float">
            <text:p>0.7861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200467" calcext:value-type="float">
            <text:p>0.2004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103576" calcext:value-type="float">
            <text:p>0.103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70138" calcext:value-type="float">
            <text:p>0.07013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932557" calcext:value-type="float">
            <text:p>0.932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914" calcext:value-type="float">
            <text:p>0.2579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1266" calcext:value-type="float">
            <text:p>0.1512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3362" calcext:value-type="float">
            <text:p>0.1133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1.086446" calcext:value-type="float">
            <text:p>1.0864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5729" calcext:value-type="float">
            <text:p>0.275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1067" calcext:value-type="float">
            <text:p>0.1610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1933" calcext:value-type="float">
            <text:p>0.12193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251007" calcext:value-type="float">
            <text:p>1.2510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731" calcext:value-type="float">
            <text:p>0.341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461" calcext:value-type="float">
            <text:p>0.17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0795" calcext:value-type="float">
            <text:p>0.1307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427054" calcext:value-type="float">
            <text:p>1.4270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0621" calcext:value-type="float">
            <text:p>0.360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609" calcext:value-type="float">
            <text:p>0.18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39617" calcext:value-type="float">
            <text:p>0.1396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616136" calcext:value-type="float">
            <text:p>1.6161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1898" calcext:value-type="float">
            <text:p>0.431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6167" calcext:value-type="float">
            <text:p>0.246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48483" calcext:value-type="float">
            <text:p>0.148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817172" calcext:value-type="float">
            <text:p>1.8171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5695" calcext:value-type="float">
            <text:p>0.45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59832" calcext:value-type="float">
            <text:p>0.2598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57388" calcext:value-type="float">
            <text:p>0.15738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2.029241" calcext:value-type="float">
            <text:p>2.02924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7906" calcext:value-type="float">
            <text:p>0.5379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5559" calcext:value-type="float">
            <text:p>0.2755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1621" calcext:value-type="float">
            <text:p>0.221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252849" calcext:value-type="float">
            <text:p>2.252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449" calcext:value-type="float">
            <text:p>0.56449</text:p>
          </table:table-cell>
          <table:table-cell office:value-type="string" calcext:value-type="string">
            <text:p><text:s/></text:p>
          </table:table-cell>
          <table:table-cell/>
          <table:table-cell table:style-name="ce53" office:value-type="string" calcext:value-type="string">
            <text:p>matrix mul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89982" calcext:value-type="float">
            <text:p>0.289982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table:number-columns-repeated="1006"/>
        </table:table-row>
        <table:table-row table:style-name="ro1">
          <table:table-cell table:number-columns-repeated="7"/>
          <table:table-cell office:value-type="string" calcext:value-type="string">
            <text:p>pi1</text:p>
          </table:table-cell>
          <table:table-cell office:value-type="float" office:value="0.005854" calcext:value-type="float">
            <text:p>0.005854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0.006731" calcext:value-type="float">
            <text:p>0.006731</text:p>
          </table:table-cell>
          <table:table-cell office:value-type="float" office:value="0.007711" calcext:value-type="float">
            <text:p>0.007711</text:p>
          </table:table-cell>
          <table:table-cell office:value-type="float" office:value="0.008032" calcext:value-type="float">
            <text:p>0.008032</text:p>
          </table:table-cell>
          <table:table-cell office:value-type="float" office:value="0.008537" calcext:value-type="float">
            <text:p>0.008537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10306" calcext:value-type="float">
            <text:p>0.010306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13397" calcext:value-type="float">
            <text:p>0.013397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4097" calcext:value-type="float">
            <text:p>0.2340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2</text:p>
          </table:table-cell>
          <table:table-cell office:value-type="float" office:value="0.003205" calcext:value-type="float">
            <text:p>0.003205</text:p>
          </table:table-cell>
          <table:table-cell office:value-type="float" office:value="0.003484" calcext:value-type="float">
            <text:p>0.003484</text:p>
          </table:table-cell>
          <table:table-cell office:value-type="float" office:value="0.003631" calcext:value-type="float">
            <text:p>0.003631</text:p>
          </table:table-cell>
          <table:table-cell office:value-type="float" office:value="0.003795" calcext:value-type="float">
            <text:p>0.003795</text:p>
          </table:table-cell>
          <table:table-cell office:value-type="float" office:value="0.003918" calcext:value-type="float">
            <text:p>0.003918</text:p>
          </table:table-cell>
          <table:table-cell office:value-type="float" office:value="0.004371" calcext:value-type="float">
            <text:p>0.004371</text:p>
          </table:table-cell>
          <table:table-cell office:value-type="float" office:value="0.00555" calcext:value-type="float">
            <text:p>0.00555</text:p>
          </table:table-cell>
          <table:table-cell office:value-type="float" office:value="0.006194" calcext:value-type="float">
            <text:p>0.006194</text:p>
          </table:table-cell>
          <table:table-cell office:value-type="float" office:value="0.006648" calcext:value-type="float">
            <text:p>0.006648</text:p>
          </table:table-cell>
          <table:table-cell office:value-type="float" office:value="0.009613" calcext:value-type="float">
            <text:p>0.009613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491299" calcext:value-type="float">
            <text:p>2.491299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pi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509" calcext:value-type="float">
            <text:p>0.003509</text:p>
          </table:table-cell>
          <table:table-cell office:value-type="float" office:value="0.004621" calcext:value-type="float">
            <text:p>0.004621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7625" calcext:value-type="float">
            <text:p>0.00762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365" calcext:value-type="float">
            <text:p>0.653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28" calcext:value-type="float">
            <text:p>0.003428</text:p>
          </table:table-cell>
          <table:table-cell/>
          <table:table-cell office:value-type="float" office:value="0.003521" calcext:value-type="float">
            <text:p>0.003521</text:p>
          </table:table-cell>
          <table:table-cell/>
          <table:table-cell office:value-type="float" office:value="0.004315" calcext:value-type="float">
            <text:p>0.004315</text:p>
          </table:table-cell>
          <table:table-cell/>
          <table:table-cell office:value-type="float" office:value="0.004609" calcext:value-type="float">
            <text:p>0.004609</text:p>
          </table:table-cell>
          <table:table-cell/>
          <table:table-cell office:value-type="float" office:value="0.006737" calcext:value-type="float">
            <text:p>0.006737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5265" calcext:value-type="float">
            <text:p>0.36526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2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3718" calcext:value-type="float">
            <text:p>0.2437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string" calcext:value-type="string">
            <text:p>7f53a89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487" calcext:value-type="float">
            <text:p>0.00248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322" calcext:value-type="float">
            <text:p>0.0023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417" calcext:value-type="float">
            <text:p>0.00241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477" calcext:value-type="float">
            <text:p>0.0024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194" calcext:value-type="float">
            <text:p>0.00319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953" calcext:value-type="float">
            <text:p>0.0029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007" calcext:value-type="float">
            <text:p>0.00300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3063" calcext:value-type="float">
            <text:p>0.0030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2902" calcext:value-type="float">
            <text:p>0.00290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2649" calcext:value-type="float">
            <text:p>0.002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2701" calcext:value-type="float">
            <text:p>0.0027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2753" calcext:value-type="float">
            <text:p>0.0027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3353" calcext:value-type="float">
            <text:p>0.00335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2513" calcext:value-type="float">
            <text:p>0.0025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257" calcext:value-type="float">
            <text:p>0.002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2679" calcext:value-type="float">
            <text:p>0.0026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0032" calcext:value-type="float">
            <text:p>0.01003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83" calcext:value-type="float">
            <text:p>0.004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848" calcext:value-type="float">
            <text:p>0.00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905" calcext:value-type="float">
            <text:p>0.0049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4254" calcext:value-type="float">
            <text:p>0.0042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4292" calcext:value-type="float">
            <text:p>0.004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4351" calcext:value-type="float">
            <text:p>0.00435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574" calcext:value-type="float">
            <text:p>0.0045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3018" calcext:value-type="float">
            <text:p>0.0030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2717" calcext:value-type="float">
            <text:p>0.00271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2754" calcext:value-type="float">
            <text:p>0.00275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1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.008314" calcext:value-type="float">
            <text:p>0.008314</text:p>
          </table:table-cell>
          <table:table-cell office:value-type="float" office:value="0.010069" calcext:value-type="float">
            <text:p>0.010069</text:p>
          </table:table-cell>
          <table:table-cell office:value-type="float" office:value="0.011528" calcext:value-type="float">
            <text:p>0.011528</text:p>
          </table:table-cell>
          <table:table-cell office:value-type="float" office:value="0.013592" calcext:value-type="float">
            <text:p>0.013592</text:p>
          </table:table-cell>
          <table:table-cell office:value-type="float" office:value="0.016279" calcext:value-type="float">
            <text:p>0.016279</text:p>
          </table:table-cell>
          <table:table-cell office:value-type="float" office:value="0.03483" calcext:value-type="float">
            <text:p>0.03483</text:p>
          </table:table-cell>
          <table:table-cell office:value-type="float" office:value="0.038595" calcext:value-type="float">
            <text:p>0.038595</text:p>
          </table:table-cell>
          <table:table-cell office:value-type="float" office:value="0.043437" calcext:value-type="float">
            <text:p>0.043437</text:p>
          </table:table-cell>
          <table:table-cell office:value-type="float" office:value="0.047916" calcext:value-type="float">
            <text:p>0.047916</text:p>
          </table:table-cell>
          <table:table-cell office:value-type="float" office:value="0.052428" calcext:value-type="float">
            <text:p>0.052428</text:p>
          </table:table-cell>
          <table:table-cell office:value-type="float" office:value="0.056623" calcext:value-type="float">
            <text:p>0.056623</text:p>
          </table:table-cell>
          <table:table-cell office:value-type="float" office:value="0.089863" calcext:value-type="float">
            <text:p>0.089863</text:p>
          </table:table-cell>
          <table:table-cell office:value-type="float" office:value="0.09469" calcext:value-type="float">
            <text:p>0.09469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109103" calcext:value-type="float">
            <text:p>0.109103</text:p>
          </table:table-cell>
          <table:table-cell office:value-type="float" office:value="0.115419" calcext:value-type="float">
            <text:p>0.115419</text:p>
          </table:table-cell>
          <table:table-cell office:value-type="float" office:value="0.134602" calcext:value-type="float">
            <text:p>0.134602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177448" calcext:value-type="float">
            <text:p>0.177448</text:p>
          </table:table-cell>
          <table:table-cell office:value-type="float" office:value="0.186684" calcext:value-type="float">
            <text:p>0.186684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2249" calcext:value-type="float">
            <text:p>0.022249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pi2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0.008752" calcext:value-type="float">
            <text:p>0.008752</text:p>
          </table:table-cell>
          <table:table-cell office:value-type="float" office:value="0.010836" calcext:value-type="float">
            <text:p>0.010836</text:p>
          </table:table-cell>
          <table:table-cell office:value-type="float" office:value="0.014932" calcext:value-type="float">
            <text:p>0.014932</text:p>
          </table:table-cell>
          <table:table-cell office:value-type="float" office:value="0.041515" calcext:value-type="float">
            <text:p>0.041515</text:p>
          </table:table-cell>
          <table:table-cell office:value-type="float" office:value="0.046905" calcext:value-type="float">
            <text:p>0.046905</text:p>
          </table:table-cell>
          <table:table-cell office:value-type="float" office:value="0.054444" calcext:value-type="float">
            <text:p>0.054444</text:p>
          </table:table-cell>
          <table:table-cell office:value-type="float" office:value="0.058909" calcext:value-type="float">
            <text:p>0.058909</text:p>
          </table:table-cell>
          <table:table-cell office:value-type="float" office:value="0.069002" calcext:value-type="float">
            <text:p>0.069002</text:p>
          </table:table-cell>
          <table:table-cell office:value-type="float" office:value="0.070138" calcext:value-type="float">
            <text:p>0.070138</text:p>
          </table:table-cell>
          <table:table-cell office:value-type="float" office:value="0.113362" calcext:value-type="float">
            <text:p>0.113362</text:p>
          </table:table-cell>
          <table:table-cell office:value-type="float" office:value="0.121933" calcext:value-type="float">
            <text:p>0.121933</text:p>
          </table:table-cell>
          <table:table-cell office:value-type="float" office:value="0.130795" calcext:value-type="float">
            <text:p>0.130795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0.157388" calcext:value-type="float">
            <text:p>0.157388</text:p>
          </table:table-cell>
          <table:table-cell office:value-type="float" office:value="0.221621" calcext:value-type="float">
            <text:p>0.221621</text:p>
          </table:table-cell>
          <table:table-cell office:value-type="float" office:value="0.234097" calcext:value-type="float">
            <text:p>0.234097</text:p>
          </table:table-cell>
          <table:table-cell office:value-type="float" office:value="0.243718" calcext:value-type="float">
            <text:p>0.243718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0056" calcext:value-type="float">
            <text:p>0.0100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3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4351" calcext:value-type="float">
            <text:p>0.00435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0.007146" calcext:value-type="float">
            <text:p>0.007146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12222" calcext:value-type="float">
            <text:p>0.012222</text:p>
          </table:table-cell>
          <table:table-cell office:value-type="float" office:value="0.034048" calcext:value-type="float">
            <text:p>0.034048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43657" calcext:value-type="float">
            <text:p>0.043657</text:p>
          </table:table-cell>
          <table:table-cell office:value-type="float" office:value="0.060283" calcext:value-type="float">
            <text:p>0.060283</text:p>
          </table:table-cell>
          <table:table-cell office:value-type="float" office:value="0.066079" calcext:value-type="float">
            <text:p>0.066079</text:p>
          </table:table-cell>
          <table:table-cell office:value-type="float" office:value="0.057862" calcext:value-type="float">
            <text:p>0.057862</text:p>
          </table:table-cell>
          <table:table-cell office:value-type="float" office:value="0.114961" calcext:value-type="float">
            <text:p>0.114961</text:p>
          </table:table-cell>
          <table:table-cell office:value-type="float" office:value="0.124308" calcext:value-type="float">
            <text:p>0.124308</text:p>
          </table:table-cell>
          <table:table-cell office:value-type="float" office:value="0.133582" calcext:value-type="float">
            <text:p>0.133582</text:p>
          </table:table-cell>
          <table:table-cell office:value-type="float" office:value="0.142299" calcext:value-type="float">
            <text:p>0.142299</text:p>
          </table:table-cell>
          <table:table-cell office:value-type="float" office:value="0.151706" calcext:value-type="float">
            <text:p>0.151706</text:p>
          </table:table-cell>
          <table:table-cell office:value-type="float" office:value="0.160021" calcext:value-type="float">
            <text:p>0.160021</text:p>
          </table:table-cell>
          <table:table-cell office:value-type="float" office:value="0.224211" calcext:value-type="float">
            <text:p>0.224211</text:p>
          </table:table-cell>
          <table:table-cell office:value-type="float" office:value="0.236045" calcext:value-type="float">
            <text:p>0.236045</text:p>
          </table:table-cell>
          <table:table-cell office:value-type="float" office:value="0.247366" calcext:value-type="float">
            <text:p>0.247366</text:p>
          </table:table-cell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665" calcext:value-type="float">
            <text:p>0.00666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i4</text:p>
          </table:table-cell>
          <table:table-cell office:value-type="float" office:value="0.003499" calcext:value-type="float">
            <text:p>0.003499</text:p>
          </table:table-cell>
          <table:table-cell/>
          <table:table-cell office:value-type="float" office:value="0.00368" calcext:value-type="float">
            <text:p>0.00368</text:p>
          </table:table-cell>
          <table:table-cell/>
          <table:table-cell office:value-type="float" office:value="0.004912" calcext:value-type="float">
            <text:p>0.004912</text:p>
          </table:table-cell>
          <table:table-cell/>
          <table:table-cell office:value-type="float" office:value="0.006071" calcext:value-type="float">
            <text:p>0.006071</text:p>
          </table:table-cell>
          <table:table-cell/>
          <table:table-cell office:value-type="float" office:value="0.008499" calcext:value-type="float">
            <text:p>0.008499</text:p>
          </table:table-cell>
          <table:table-cell/>
          <table:table-cell office:value-type="float" office:value="0.009589" calcext:value-type="float">
            <text:p>0.009589</text:p>
          </table:table-cell>
          <table:table-cell/>
          <table:table-cell office:value-type="float" office:value="0.013167" calcext:value-type="float">
            <text:p>0.013167</text:p>
          </table:table-cell>
          <table:table-cell/>
          <table:table-cell office:value-type="float" office:value="0.017471" calcext:value-type="float">
            <text:p>0.017471</text:p>
          </table:table-cell>
          <table:table-cell/>
          <table:table-cell office:value-type="float" office:value="0.019331" calcext:value-type="float">
            <text:p>0.019331</text:p>
          </table:table-cell>
          <table:table-cell/>
          <table:table-cell office:value-type="float" office:value="0.021194" calcext:value-type="float">
            <text:p>0.021194</text:p>
          </table:table-cell>
          <table:table-cell/>
          <table:table-cell office:value-type="float" office:value="0.026998" calcext:value-type="float">
            <text:p>0.026998</text:p>
          </table:table-cell>
          <table:table-cell/>
          <table:table-cell office:value-type="float" office:value="0.029371" calcext:value-type="float">
            <text:p>0.029371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02" calcext:value-type="float">
            <text:p>0.0067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19717" calcext:value-type="float">
            <text:p>0.01971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8902" calcext:value-type="float">
            <text:p>0.0089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5896" calcext:value-type="float">
            <text:p>0.0058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419" calcext:value-type="float">
            <text:p>0.006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06182" calcext:value-type="float">
            <text:p>0.00618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349" calcext:value-type="float">
            <text:p>0.003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2935" calcext:value-type="float">
            <text:p>0.0029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0172" calcext:value-type="float">
            <text:p>0.04017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2949" calcext:value-type="float">
            <text:p>0.0129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853" calcext:value-type="float">
            <text:p>0.008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354" calcext:value-type="float">
            <text:p>0.035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1441" calcext:value-type="float">
            <text:p>0.01144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1" calcext:value-type="float">
            <text:p>0.0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146" calcext:value-type="float">
            <text:p>0.007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8183" calcext:value-type="float">
            <text:p>0.00818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4782" calcext:value-type="float">
            <text:p>0.00478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364" calcext:value-type="float">
            <text:p>0.00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3146" calcext:value-type="float">
            <text:p>0.00314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6374" calcext:value-type="float">
            <text:p>0.0637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2403" calcext:value-type="float">
            <text:p>0.0224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6224" calcext:value-type="float">
            <text:p>0.0162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0036" calcext:value-type="float">
            <text:p>0.0100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56133" calcext:value-type="float">
            <text:p>0.0561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19728" calcext:value-type="float">
            <text:p>0.0197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14278" calcext:value-type="float">
            <text:p>0.014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835" calcext:value-type="float">
            <text:p>0.008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0524" calcext:value-type="float">
            <text:p>0.0105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4033" calcext:value-type="float">
            <text:p>0.00403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3509" calcext:value-type="float">
            <text:p>0.0035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36785" calcext:value-type="float">
            <text:p>0.13678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7855" calcext:value-type="float">
            <text:p>0.0378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6603" calcext:value-type="float">
            <text:p>0.0266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4835" calcext:value-type="float">
            <text:p>0.0148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10236" calcext:value-type="float">
            <text:p>0.11023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0796" calcext:value-type="float">
            <text:p>0.0307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1873" calcext:value-type="float">
            <text:p>0.0218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2222" calcext:value-type="float">
            <text:p>0.0122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3305" calcext:value-type="float">
            <text:p>0.01330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05545" calcext:value-type="float">
            <text:p>0.005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19" calcext:value-type="float">
            <text:p>0.0041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4621" calcext:value-type="float">
            <text:p>0.0046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3967" calcext:value-type="float">
            <text:p>0.2396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3001" calcext:value-type="float">
            <text:p>0.0730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8672" calcext:value-type="float">
            <text:p>0.0386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8755" calcext:value-type="float">
            <text:p>0.0387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10463" calcext:value-type="float">
            <text:p>0.2104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4895" calcext:value-type="float">
            <text:p>0.0648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3984" calcext:value-type="float">
            <text:p>0.03398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048" calcext:value-type="float">
            <text:p>0.0340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17296" calcext:value-type="float">
            <text:p>0.01729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06223" calcext:value-type="float">
            <text:p>0.0062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04698" calcext:value-type="float">
            <text:p>0.0046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04977" calcext:value-type="float">
            <text:p>0.004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16654" calcext:value-type="float">
            <text:p>0.316654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2877" calcext:value-type="float">
            <text:p>0.0828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134" calcext:value-type="float">
            <text:p>0.0441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724" calcext:value-type="float">
            <text:p>0.0437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78846" calcext:value-type="float">
            <text:p>0.27884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72854" calcext:value-type="float">
            <text:p>0.072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788" calcext:value-type="float">
            <text:p>0.0387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27" calcext:value-type="float">
            <text:p>0.03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212" calcext:value-type="float">
            <text:p>0.021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196" calcext:value-type="float">
            <text:p>0.0061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05453" calcext:value-type="float">
            <text:p>0.005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40475" calcext:value-type="float">
            <text:p>0.4047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46203" calcext:value-type="float">
            <text:p>0.1462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90379" calcext:value-type="float">
            <text:p>0.0903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62726" calcext:value-type="float">
            <text:p>0.0627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714" calcext:value-type="float">
            <text:p>0.3557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02759" calcext:value-type="float">
            <text:p>0.10275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4255" calcext:value-type="float">
            <text:p>0.06425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657" calcext:value-type="float">
            <text:p>0.0436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35022" calcext:value-type="float">
            <text:p>0.03502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2235" calcext:value-type="float">
            <text:p>0.012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09253" calcext:value-type="float">
            <text:p>0.0092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07625" calcext:value-type="float">
            <text:p>0.0076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532769" calcext:value-type="float">
            <text:p>0.53276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36685" calcext:value-type="float">
            <text:p>0.13668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4945" calcext:value-type="float">
            <text:p>0.0849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8138" calcext:value-type="float">
            <text:p>0.05813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42006" calcext:value-type="float">
            <text:p>0.44200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13596" calcext:value-type="float">
            <text:p>0.11359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7648" calcext:value-type="float">
            <text:p>0.0876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60283" calcext:value-type="float">
            <text:p>0.0602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538447" calcext:value-type="float">
            <text:p>0.53844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79967" calcext:value-type="float">
            <text:p>0.1799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97149" calcext:value-type="float">
            <text:p>0.0971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66079" calcext:value-type="float">
            <text:p>0.0660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644986" calcext:value-type="float">
            <text:p>0.64498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63342" calcext:value-type="float">
            <text:p>0.16334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5658" calcext:value-type="float">
            <text:p>0.08565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7862" calcext:value-type="float">
            <text:p>0.0578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852865" calcext:value-type="float">
            <text:p>0.85286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257883" calcext:value-type="float">
            <text:p>0.257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52493" calcext:value-type="float">
            <text:p>0.1524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114961" calcext:value-type="float">
            <text:p>0.1149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993009" calcext:value-type="float">
            <text:p>0.99300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78939" calcext:value-type="float">
            <text:p>0.2789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65028" calcext:value-type="float">
            <text:p>0.165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124308" calcext:value-type="float">
            <text:p>0.12430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1.055576" calcext:value-type="float">
            <text:p>1.0555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341802" calcext:value-type="float">
            <text:p>0.3418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7695" calcext:value-type="float">
            <text:p>0.1769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33582" calcext:value-type="float">
            <text:p>0.13358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257204" calcext:value-type="float">
            <text:p>1.25720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361453" calcext:value-type="float">
            <text:p>0.36145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88827" calcext:value-type="float">
            <text:p>0.18882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42299" calcext:value-type="float">
            <text:p>0.1422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385933" calcext:value-type="float">
            <text:p>1.38593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437066" calcext:value-type="float">
            <text:p>0.4370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24973" calcext:value-type="float">
            <text:p>0.2497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51706" calcext:value-type="float">
            <text:p>0.15170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600839" calcext:value-type="float">
            <text:p>1.600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460104" calcext:value-type="float">
            <text:p>0.4601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263312" calcext:value-type="float">
            <text:p>0.2633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60021" calcext:value-type="float">
            <text:p>0.16002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772664" calcext:value-type="float">
            <text:p>1.77266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539292" calcext:value-type="float">
            <text:p>0.5392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79461" calcext:value-type="float">
            <text:p>0.27946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224211" calcext:value-type="float">
            <text:p>0.22421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2.088963" calcext:value-type="float">
            <text:p>2.0889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56969" calcext:value-type="float">
            <text:p>0.569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93772" calcext:value-type="float">
            <text:p>0.29377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236045" calcext:value-type="float">
            <text:p>0.23604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2.308371" calcext:value-type="float">
            <text:p>2.308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659177" calcext:value-type="float">
            <text:p>0.6591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368131" calcext:value-type="float">
            <text:p>0.3681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247366" calcext:value-type="float">
            <text:p>0.247366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4-3</text:p>
          </table:table-cell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724" calcext:value-type="float">
            <text:p>0.00372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28" calcext:value-type="float">
            <text:p>0.0034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841" calcext:value-type="float">
            <text:p>0.0038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708" calcext:value-type="float">
            <text:p>0.0037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3557" calcext:value-type="float">
            <text:p>0.00355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3499" calcext:value-type="float">
            <text:p>0.0034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4902" calcext:value-type="float">
            <text:p>0.00490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521" calcext:value-type="float">
            <text:p>0.00352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6399" calcext:value-type="float">
            <text:p>0.00639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4115" calcext:value-type="float">
            <text:p>0.0041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5592" calcext:value-type="float">
            <text:p>0.00559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368" calcext:value-type="float">
            <text:p>0.003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07347" calcext:value-type="float">
            <text:p>0.00734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315" calcext:value-type="float">
            <text:p>0.0043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" calcext:value-type="float">
            <text:p>0.0143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6028" calcext:value-type="float">
            <text:p>0.0060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0849" calcext:value-type="float">
            <text:p>0.01084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4912" calcext:value-type="float">
            <text:p>0.00491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10886" calcext:value-type="float">
            <text:p>0.01088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4609" calcext:value-type="float">
            <text:p>0.0046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5361" calcext:value-type="float">
            <text:p>0.02536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729" calcext:value-type="float">
            <text:p>0.0067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795" calcext:value-type="float">
            <text:p>0.02079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6071" calcext:value-type="float">
            <text:p>0.0060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19036" calcext:value-type="float">
            <text:p>0.019036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6737" calcext:value-type="float">
            <text:p>0.006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41317" calcext:value-type="float">
            <text:p>0.041317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9991" calcext:value-type="float">
            <text:p>0.00999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3952" calcext:value-type="float">
            <text:p>0.03395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08499" calcext:value-type="float">
            <text:p>0.00849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60354" calcext:value-type="float">
            <text:p>0.060354</text:p>
          </table:table-cell>
          <table:table-cell office:value-type="string" calcext:value-type="string">
            <text:p>inline complex</text:p>
          </table:table-cell>
          <table:table-cell office:value-type="string" calcext:value-type="string">
            <text:p>Matrix mult: ERROR: v3d regAlloc(): register allocation failed for target instruction 120: LI ACC2 &lt;- 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11345" calcext:value-type="float">
            <text:p>0.0113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049351" calcext:value-type="float">
            <text:p>0.0493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09589" calcext:value-type="float">
            <text:p>0.00958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067822" calcext:value-type="float">
            <text:p>0.067822</text:p>
          </table:table-cell>
          <table:table-cell office:value-type="string" calcext:value-type="string">
            <text:p>inline float</text:p>
          </table:table-cell>
          <table:table-cell office:value-type="string" calcext:value-type="string">
            <text:p>Matrix mult, inline complex: ERROR: v3d regAlloc(): register allocation failed for target instruction 64: S[TMU0_S] &lt;- or(A70, A70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013167" calcext:value-type="float">
            <text:p>0.01316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089707" calcext:value-type="float">
            <text:p>0.0897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017471" calcext:value-type="float">
            <text:p>0.017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0.114267" calcext:value-type="float">
            <text:p>0.11426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019331" calcext:value-type="float">
            <text:p>0.0193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0.142293" calcext:value-type="float">
            <text:p>0.14229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021194" calcext:value-type="float">
            <text:p>0.0211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0.173555" calcext:value-type="float">
            <text:p>0.17355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026998" calcext:value-type="float">
            <text:p>0.02699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1 -d=720</text:p>
          </table:table-cell>
          <table:table-cell office:value-type="float" office:value="0.208061" calcext:value-type="float">
            <text:p>0.20806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8 -d=720</text:p>
          </table:table-cell>
          <table:table-cell office:value-type="float" office:value="0.029371" calcext:value-type="float">
            <text:p>0.029371</text:p>
          </table:table-cell>
          <table:table-cell table:number-columns-repeated="1018"/>
        </table:table-row>
        <table:table-row table:style-name="ro1">
          <table:table-cell office:value-type="float" office:value="20210404" calcext:value-type="float">
            <text:p>20210404</text:p>
          </table:table-cell>
          <table:table-cell office:value-type="float" office:value="3712431" calcext:value-type="float">
            <text:p>3712431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8492" calcext:value-type="float">
            <text:p>0.008492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501" calcext:value-type="float">
            <text:p>0.0055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5447" calcext:value-type="float">
            <text:p>0.0054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5854" calcext:value-type="float">
            <text:p>0.0058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7241" calcext:value-type="float">
            <text:p>0.00724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6649" calcext:value-type="float">
            <text:p>0.00664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956" calcext:value-type="float">
            <text:p>0.0069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7025" calcext:value-type="float">
            <text:p>0.0070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6</text:p>
          </table:table-cell>
          <table:table-cell office:value-type="float" office:value="0.006272" calcext:value-type="float">
            <text:p>0.00627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6</text:p>
          </table:table-cell>
          <table:table-cell office:value-type="float" office:value="0.005977" calcext:value-type="float">
            <text:p>0.00597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6</text:p>
          </table:table-cell>
          <table:table-cell office:value-type="float" office:value="0.006179" calcext:value-type="float">
            <text:p>0.00617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6</text:p>
          </table:table-cell>
          <table:table-cell office:value-type="float" office:value="0.006209" calcext:value-type="float">
            <text:p>0.00620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6557" calcext:value-type="float">
            <text:p>0.0065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6225" calcext:value-type="float">
            <text:p>0.00622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5528" calcext:value-type="float">
            <text:p>0.015528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8757" calcext:value-type="float">
            <text:p>0.0087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875" calcext:value-type="float">
            <text:p>0.0088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9347" calcext:value-type="float">
            <text:p>0.00934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8</text:p>
          </table:table-cell>
          <table:table-cell office:value-type="float" office:value="0.013816" calcext:value-type="float">
            <text:p>0.01381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8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8</text:p>
          </table:table-cell>
          <table:table-cell office:value-type="float" office:value="0.008014" calcext:value-type="float">
            <text:p>0.0080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8</text:p>
          </table:table-cell>
          <table:table-cell office:value-type="float" office:value="0.008314" calcext:value-type="float">
            <text:p>0.00831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09065" calcext:value-type="float">
            <text:p>0.009065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06857" calcext:value-type="float">
            <text:p>0.0068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06723" calcext:value-type="float">
            <text:p>0.006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06731" calcext:value-type="float">
            <text:p>0.00673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30771" calcext:value-type="float">
            <text:p>0.030771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539" calcext:value-type="float">
            <text:p>0.015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1218" calcext:value-type="float">
            <text:p>0.011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1426" calcext:value-type="float">
            <text:p>0.01142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80</text:p>
          </table:table-cell>
          <table:table-cell office:value-type="float" office:value="0.027883" calcext:value-type="float">
            <text:p>0.02788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80</text:p>
          </table:table-cell>
          <table:table-cell office:value-type="float" office:value="0.013471" calcext:value-type="float">
            <text:p>0.01347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80</text:p>
          </table:table-cell>
          <table:table-cell office:value-type="float" office:value="0.010039" calcext:value-type="float">
            <text:p>0.0100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80</text:p>
          </table:table-cell>
          <table:table-cell office:value-type="float" office:value="0.010069" calcext:value-type="float">
            <text:p>0.0100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11377" calcext:value-type="float">
            <text:p>0.01137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0778" calcext:value-type="float">
            <text:p>0.007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07364" calcext:value-type="float">
            <text:p>0.00736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07711" calcext:value-type="float">
            <text:p>0.0077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52636" calcext:value-type="float">
            <text:p>0.052636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8686" calcext:value-type="float">
            <text:p>0.0186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2674" calcext:value-type="float">
            <text:p>0.01267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308" calcext:value-type="float">
            <text:p>0.0130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12</text:p>
          </table:table-cell>
          <table:table-cell office:value-type="float" office:value="0.04658" calcext:value-type="float">
            <text:p>0.0465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12</text:p>
          </table:table-cell>
          <table:table-cell office:value-type="float" office:value="0.016894" calcext:value-type="float">
            <text:p>0.0168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12</text:p>
          </table:table-cell>
          <table:table-cell office:value-type="float" office:value="0.011157" calcext:value-type="float">
            <text:p>0.011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12</text:p>
          </table:table-cell>
          <table:table-cell office:value-type="float" office:value="0.011528" calcext:value-type="float">
            <text:p>0.01152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14374" calcext:value-type="float">
            <text:p>0.01437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09157" calcext:value-type="float">
            <text:p>0.00915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08281" calcext:value-type="float">
            <text:p>0.008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08032" calcext:value-type="float">
            <text:p>0.0080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81519" calcext:value-type="float">
            <text:p>0.0815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30215" calcext:value-type="float">
            <text:p>0.03021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275" calcext:value-type="float">
            <text:p>0.022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5343" calcext:value-type="float">
            <text:p>0.01534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44</text:p>
          </table:table-cell>
          <table:table-cell office:value-type="float" office:value="0.072507" calcext:value-type="float">
            <text:p>0.07250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44</text:p>
          </table:table-cell>
          <table:table-cell office:value-type="float" office:value="0.026402" calcext:value-type="float">
            <text:p>0.026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44</text:p>
          </table:table-cell>
          <table:table-cell office:value-type="float" office:value="0.013592" calcext:value-type="float">
            <text:p>0.01359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017114" calcext:value-type="float">
            <text:p>0.01711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09281" calcext:value-type="float">
            <text:p>0.00928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0883" calcext:value-type="float">
            <text:p>0.008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08537" calcext:value-type="float">
            <text:p>0.0085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42762" calcext:value-type="float">
            <text:p>0.142762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42148" calcext:value-type="float">
            <text:p>0.0421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304" calcext:value-type="float">
            <text:p>0.0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25129" calcext:value-type="float">
            <text:p>0.02512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176</text:p>
          </table:table-cell>
          <table:table-cell office:value-type="float" office:value="0.120596" calcext:value-type="float">
            <text:p>0.1205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176</text:p>
          </table:table-cell>
          <table:table-cell office:value-type="float" office:value="0.035232" calcext:value-type="float">
            <text:p>0.03523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176</text:p>
          </table:table-cell>
          <table:table-cell office:value-type="float" office:value="0.025988" calcext:value-type="float">
            <text:p>0.02598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176</text:p>
          </table:table-cell>
          <table:table-cell office:value-type="float" office:value="0.016279" calcext:value-type="float">
            <text:p>0.01627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020503" calcext:value-type="float">
            <text:p>0.02050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1099" calcext:value-type="float">
            <text:p>0.0109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09898" calcext:value-type="float">
            <text:p>0.0098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09337" calcext:value-type="float">
            <text:p>0.0093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22455" calcext:value-type="float">
            <text:p>0.22455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70668" calcext:value-type="float">
            <text:p>0.07066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9363" calcext:value-type="float">
            <text:p>0.0393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9456" calcext:value-type="float">
            <text:p>0.0394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08</text:p>
          </table:table-cell>
          <table:table-cell office:value-type="float" office:value="0.197851" calcext:value-type="float">
            <text:p>0.19785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08</text:p>
          </table:table-cell>
          <table:table-cell office:value-type="float" office:value="0.062952" calcext:value-type="float">
            <text:p>0.06295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08</text:p>
          </table:table-cell>
          <table:table-cell office:value-type="float" office:value="0.034545" calcext:value-type="float">
            <text:p>0.0345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08</text:p>
          </table:table-cell>
          <table:table-cell office:value-type="float" office:value="0.03483" calcext:value-type="float">
            <text:p>0.0348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024334" calcext:value-type="float">
            <text:p>0.024334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12334" calcext:value-type="float">
            <text:p>0.0123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10045" calcext:value-type="float">
            <text:p>0.01004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10306" calcext:value-type="float">
            <text:p>0.01030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305493" calcext:value-type="float">
            <text:p>0.30549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85235" calcext:value-type="float">
            <text:p>0.0852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44824" calcext:value-type="float">
            <text:p>0.04482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43813" calcext:value-type="float">
            <text:p>0.04381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40</text:p>
          </table:table-cell>
          <table:table-cell office:value-type="float" office:value="0.25937" calcext:value-type="float">
            <text:p>0.25937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40</text:p>
          </table:table-cell>
          <table:table-cell office:value-type="float" office:value="0.069844" calcext:value-type="float">
            <text:p>0.0698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40</text:p>
          </table:table-cell>
          <table:table-cell office:value-type="float" office:value="0.038998" calcext:value-type="float">
            <text:p>0.03899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40</text:p>
          </table:table-cell>
          <table:table-cell office:value-type="float" office:value="0.038595" calcext:value-type="float">
            <text:p>0.038595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030063" calcext:value-type="float">
            <text:p>0.030063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13301" calcext:value-type="float">
            <text:p>0.01330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11567" calcext:value-type="float">
            <text:p>0.0115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11167" calcext:value-type="float">
            <text:p>0.01116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75243" calcext:value-type="float">
            <text:p>0.375243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11093" calcext:value-type="float">
            <text:p>0.1109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70737" calcext:value-type="float">
            <text:p>0.07073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9734" calcext:value-type="float">
            <text:p>0.04973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2974" calcext:value-type="float">
            <text:p>0.3297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272</text:p>
          </table:table-cell>
          <table:table-cell office:value-type="float" office:value="0.096954" calcext:value-type="float">
            <text:p>0.09695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272</text:p>
          </table:table-cell>
          <table:table-cell office:value-type="float" office:value="0.062236" calcext:value-type="float">
            <text:p>0.0622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272</text:p>
          </table:table-cell>
          <table:table-cell office:value-type="float" office:value="0.043437" calcext:value-type="float">
            <text:p>0.04343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046227" calcext:value-type="float">
            <text:p>0.046227</text:p>
          </table:table-cell>
          <table:table-cell office:value-type="string" calcext:value-type="string">
            <text:p>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018475" calcext:value-type="float">
            <text:p>0.0184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14848" calcext:value-type="float">
            <text:p>0.0148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13397" calcext:value-type="float">
            <text:p>0.013397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92119" calcext:value-type="float">
            <text:p>0.492119</text:p>
          </table:table-cell>
          <table:table-cell office:value-type="string" calcext:value-type="string">
            <text:p>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28575" calcext:value-type="float">
            <text:p>0.12857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81444" calcext:value-type="float">
            <text:p>0.08144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57056" calcext:value-type="float">
            <text:p>0.05705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04</text:p>
          </table:table-cell>
          <table:table-cell office:value-type="float" office:value="0.409371" calcext:value-type="float">
            <text:p>0.409371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04</text:p>
          </table:table-cell>
          <table:table-cell office:value-type="float" office:value="0.106692" calcext:value-type="float">
            <text:p>0.10669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04</text:p>
          </table:table-cell>
          <table:table-cell office:value-type="float" office:value="0.068335" calcext:value-type="float">
            <text:p>0.06833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04</text:p>
          </table:table-cell>
          <table:table-cell office:value-type="float" office:value="0.047916" calcext:value-type="float">
            <text:p>0.047916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36</text:p>
          </table:table-cell>
          <table:table-cell office:value-type="float" office:value="0.497839" calcext:value-type="float">
            <text:p>0.49783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36</text:p>
          </table:table-cell>
          <table:table-cell office:value-type="float" office:value="0.140439" calcext:value-type="float">
            <text:p>0.14043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36</text:p>
          </table:table-cell>
          <table:table-cell office:value-type="float" office:value="0.075136" calcext:value-type="float">
            <text:p>0.07513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36</text:p>
          </table:table-cell>
          <table:table-cell office:value-type="float" office:value="0.052428" calcext:value-type="float">
            <text:p>0.05242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368</text:p>
          </table:table-cell>
          <table:table-cell office:value-type="float" office:value="0.593163" calcext:value-type="float">
            <text:p>0.59316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368</text:p>
          </table:table-cell>
          <table:table-cell office:value-type="float" office:value="0.151986" calcext:value-type="float">
            <text:p>0.15198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368</text:p>
          </table:table-cell>
          <table:table-cell office:value-type="float" office:value="0.08218" calcext:value-type="float">
            <text:p>0.0821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368</text:p>
          </table:table-cell>
          <table:table-cell office:value-type="float" office:value="0.056623" calcext:value-type="float">
            <text:p>0.05662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00</text:p>
          </table:table-cell>
          <table:table-cell office:value-type="float" office:value="0.705273" calcext:value-type="float">
            <text:p>0.705273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00</text:p>
          </table:table-cell>
          <table:table-cell office:value-type="float" office:value="0.19404" calcext:value-type="float">
            <text:p>0.194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00</text:p>
          </table:table-cell>
          <table:table-cell office:value-type="float" office:value="0.116878" calcext:value-type="float">
            <text:p>0.1168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00</text:p>
          </table:table-cell>
          <table:table-cell office:value-type="float" office:value="0.089863" calcext:value-type="float">
            <text:p>0.08986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32</text:p>
          </table:table-cell>
          <table:table-cell office:value-type="float" office:value="0.829632" calcext:value-type="float">
            <text:p>0.82963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32</text:p>
          </table:table-cell>
          <table:table-cell office:value-type="float" office:value="0.208304" calcext:value-type="float">
            <text:p>0.20830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32</text:p>
          </table:table-cell>
          <table:table-cell office:value-type="float" office:value="0.124803" calcext:value-type="float">
            <text:p>0.12480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32</text:p>
          </table:table-cell>
          <table:table-cell office:value-type="float" office:value="0.09469" calcext:value-type="float">
            <text:p>0.09469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64</text:p>
          </table:table-cell>
          <table:table-cell office:value-type="float" office:value="0.950782" calcext:value-type="float">
            <text:p>0.950782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64</text:p>
          </table:table-cell>
          <table:table-cell office:value-type="float" office:value="0.254178" calcext:value-type="float">
            <text:p>0.2541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64</text:p>
          </table:table-cell>
          <table:table-cell office:value-type="float" office:value="0.13476" calcext:value-type="float">
            <text:p>0.134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64</text:p>
          </table:table-cell>
          <table:table-cell office:value-type="float" office:value="0.101911" calcext:value-type="float">
            <text:p>0.1019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496</text:p>
          </table:table-cell>
          <table:table-cell office:value-type="float" office:value="1.077296" calcext:value-type="float">
            <text:p>1.07729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496</text:p>
          </table:table-cell>
          <table:table-cell office:value-type="float" office:value="0.27048" calcext:value-type="float">
            <text:p>0.2704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496</text:p>
          </table:table-cell>
          <table:table-cell office:value-type="float" office:value="0.143402" calcext:value-type="float">
            <text:p>0.14340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496</text:p>
          </table:table-cell>
          <table:table-cell office:value-type="float" office:value="0.109103" calcext:value-type="float">
            <text:p>0.109103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28</text:p>
          </table:table-cell>
          <table:table-cell office:value-type="float" office:value="1.226588" calcext:value-type="float">
            <text:p>1.22658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28</text:p>
          </table:table-cell>
          <table:table-cell office:value-type="float" office:value="0.324094" calcext:value-type="float">
            <text:p>0.324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28</text:p>
          </table:table-cell>
          <table:table-cell office:value-type="float" office:value="0.187576" calcext:value-type="float">
            <text:p>0.187576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28</text:p>
          </table:table-cell>
          <table:table-cell office:value-type="float" office:value="0.115419" calcext:value-type="float">
            <text:p>0.115419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60</text:p>
          </table:table-cell>
          <table:table-cell office:value-type="float" office:value="1.36979" calcext:value-type="float">
            <text:p>1.36979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60</text:p>
          </table:table-cell>
          <table:table-cell office:value-type="float" office:value="0.341783" calcext:value-type="float">
            <text:p>0.34178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60</text:p>
          </table:table-cell>
          <table:table-cell office:value-type="float" office:value="0.198805" calcext:value-type="float">
            <text:p>0.198805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60</text:p>
          </table:table-cell>
          <table:table-cell office:value-type="float" office:value="0.134602" calcext:value-type="float">
            <text:p>0.13460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592</text:p>
          </table:table-cell>
          <table:table-cell office:value-type="float" office:value="1.535814" calcext:value-type="float">
            <text:p>1.535814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592</text:p>
          </table:table-cell>
          <table:table-cell office:value-type="float" office:value="0.405094" calcext:value-type="float">
            <text:p>0.405094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592</text:p>
          </table:table-cell>
          <table:table-cell office:value-type="float" office:value="0.209522" calcext:value-type="float">
            <text:p>0.209522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592</text:p>
          </table:table-cell>
          <table:table-cell office:value-type="float" office:value="0.170062" calcext:value-type="float">
            <text:p>0.17006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24</text:p>
          </table:table-cell>
          <table:table-cell office:value-type="float" office:value="1.733476" calcext:value-type="float">
            <text:p>1.733476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24</text:p>
          </table:table-cell>
          <table:table-cell office:value-type="float" office:value="0.422278" calcext:value-type="float">
            <text:p>0.422278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24</text:p>
          </table:table-cell>
          <table:table-cell office:value-type="float" office:value="0.219723" calcext:value-type="float">
            <text:p>0.21972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24</text:p>
          </table:table-cell>
          <table:table-cell office:value-type="float" office:value="0.177448" calcext:value-type="float">
            <text:p>0.177448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 -d=656</text:p>
          </table:table-cell>
          <table:table-cell office:value-type="float" office:value="1.888368" calcext:value-type="float">
            <text:p>1.888368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4 -d=656</text:p>
          </table:table-cell>
          <table:table-cell office:value-type="float" office:value="0.487111" calcext:value-type="float">
            <text:p>0.487111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8 -d=656</text:p>
          </table:table-cell>
          <table:table-cell office:value-type="float" office:value="0.277563" calcext:value-type="float">
            <text:p>0.277563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1 <text:s text:c="4"/></text:p>
          </table:table-cell>
          <table:table-cell office:value-type="string" calcext:value-type="string">
            <text:p>-n=12 -d=656</text:p>
          </table:table-cell>
          <table:table-cell office:value-type="float" office:value="0.186684" calcext:value-type="float">
            <text:p>0.1866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3">
          <table:table-cell table:style-name="ce8" office:value-type="string" calcext:value-type="string">
            <text:p>DFT compile time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108134" calcext:value-type="float">
            <text:p>0.108134</text:p>
          </table:table-cell>
          <table:table-cell office:value-type="string" calcext:value-type="string">
            <text:p>compile matrix mult</text:p>
          </table:table-cell>
          <table:table-cell/>
          <table:table-cell office:value-type="string" calcext:value-type="string">
            <text:p>Inline float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93857" calcext:value-type="float">
            <text:p>0.093857</text:p>
          </table:table-cell>
          <table:table-cell office:value-type="string" calcext:value-type="string">
            <text:p>compile inline complex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40" calcext:value-type="float">
            <text:p>240</text:p>
          </table:table-cell>
          <table:table-cell office:value-type="float" office:value="272" calcext:value-type="float">
            <text:p>272</text:p>
          </table:table-cell>
          <table:table-cell office:value-type="float" office:value="304" calcext:value-type="float">
            <text:p>304</text:p>
          </table:table-cell>
          <table:table-cell office:value-type="float" office:value="336" calcext:value-type="float">
            <text:p>336</text:p>
          </table:table-cell>
          <table:table-cell office:value-type="float" office:value="368" calcext:value-type="float">
            <text:p>368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office:value-type="float" office:value="624" calcext:value-type="float">
            <text:p>624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office:value-type="float" office:value="720" calcext:value-type="float">
            <text:p>720</text:p>
          </table:table-cell>
          <table:table-cell office:value-type="float" office:value="753" calcext:value-type="float">
            <text:p>753</text:p>
          </table:table-cell>
          <table:table-cell office:value-type="float" office:value="784" calcext:value-type="float">
            <text:p>784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071671" calcext:value-type="float">
            <text:p>0.07167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4</text:p>
          </table:table-cell>
          <table:table-cell office:value-type="float" office:value="0.071671" calcext:value-type="float">
            <text:p>0.071671</text:p>
          </table:table-cell>
          <table:table-cell/>
          <table:table-cell office:value-type="float" office:value="0.251943" calcext:value-type="float">
            <text:p>0.251943</text:p>
          </table:table-cell>
          <table:table-cell/>
          <table:table-cell office:value-type="float" office:value="0.562059" calcext:value-type="float">
            <text:p>0.562059</text:p>
          </table:table-cell>
          <table:table-cell/>
          <table:table-cell office:value-type="float" office:value="1.023402" calcext:value-type="float">
            <text:p>1.023402</text:p>
          </table:table-cell>
          <table:table-cell/>
          <table:table-cell office:value-type="float" office:value="1.652271" calcext:value-type="float">
            <text:p>1.652271</text:p>
          </table:table-cell>
          <table:table-cell/>
          <table:table-cell office:value-type="float" office:value="2.500869" calcext:value-type="float">
            <text:p>2.500869</text:p>
          </table:table-cell>
          <table:table-cell/>
          <table:table-cell office:value-type="float" office:value="3.748443" calcext:value-type="float">
            <text:p>3.748443</text:p>
          </table:table-cell>
          <table:table-cell/>
          <table:table-cell office:value-type="float" office:value="5.309578" calcext:value-type="float">
            <text:p>5.309578</text:p>
          </table:table-cell>
          <table:table-cell/>
          <table:table-cell office:value-type="float" office:value="7.351509" calcext:value-type="float">
            <text:p>7.351509</text:p>
          </table:table-cell>
          <table:table-cell/>
          <table:table-cell office:value-type="float" office:value="9.894971" calcext:value-type="float">
            <text:p>9.894971</text:p>
          </table:table-cell>
          <table:table-cell/>
          <table:table-cell office:value-type="float" office:value="13.086277" calcext:value-type="float">
            <text:p>13.086277</text:p>
          </table:table-cell>
          <table:table-cell/>
          <table:table-cell office:value-type="float" office:value="16.850435" calcext:value-type="float">
            <text:p>16.850435</text:p>
          </table:table-cell>
          <table:table-cell/>
          <table:table-cell office:value-type="float" office:value="21.465481" calcext:value-type="float">
            <text:p>21.465481</text:p>
          </table:table-cell>
          <table:table-cell table:number-columns-repeated="991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345686" calcext:value-type="float">
            <text:p>0.345686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pi3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1.524951" calcext:value-type="float">
            <text:p>1.524951</text:p>
          </table:table-cell>
          <table:table-cell office:value-type="float" office:value="3.056426" calcext:value-type="float">
            <text:p>3.056426</text:p>
          </table:table-cell>
          <table:table-cell office:value-type="float" office:value="5.204508" calcext:value-type="float">
            <text:p>5.204508</text:p>
          </table:table-cell>
          <table:table-cell office:value-type="float" office:value="8.006829" calcext:value-type="float">
            <text:p>8.006829</text:p>
          </table:table-cell>
          <table:table-cell office:value-type="float" office:value="11.719279" calcext:value-type="float">
            <text:p>11.719279</text:p>
          </table:table-cell>
          <table:table-cell office:value-type="float" office:value="16.237323" calcext:value-type="float">
            <text:p>16.237323</text:p>
          </table:table-cell>
          <table:table-cell office:value-type="float" office:value="21.837356" calcext:value-type="float">
            <text:p>21.837356</text:p>
          </table:table-cell>
          <table:table-cell office:value-type="float" office:value="28.609456" calcext:value-type="float">
            <text:p>28.609456</text:p>
          </table:table-cell>
          <table:table-cell office:value-type="float" office:value="36.66401" calcext:value-type="float">
            <text:p>36.66401</text:p>
          </table:table-cell>
          <table:table-cell office:value-type="float" office:value="46.134142" calcext:value-type="float">
            <text:p>46.134142</text:p>
          </table:table-cell>
          <table:table-cell office:value-type="float" office:value="56.594752" calcext:value-type="float">
            <text:p>56.594752</text:p>
          </table:table-cell>
          <table:table-cell office:value-type="float" office:value="69.179324" calcext:value-type="float">
            <text:p>69.179324</text:p>
          </table:table-cell>
          <table:table-cell office:value-type="float" office:value="83.576478" calcext:value-type="float">
            <text:p>83.576478</text:p>
          </table:table-cell>
          <table:table-cell office:value-type="float" office:value="99.942624" calcext:value-type="float">
            <text:p>99.942624</text:p>
          </table:table-cell>
          <table:table-cell office:value-type="float" office:value="118.398273" calcext:value-type="float">
            <text:p>118.398273</text:p>
          </table:table-cell>
          <table:table-cell office:value-type="float" office:value="139.108634" calcext:value-type="float">
            <text:p>139.108634</text:p>
          </table:table-cell>
          <table:table-cell office:value-type="float" office:value="162.249476" calcext:value-type="float">
            <text:p>162.249476</text:p>
          </table:table-cell>
          <table:table-cell office:value-type="float" office:value="187.951824" calcext:value-type="float">
            <text:p>187.951824</text:p>
          </table:table-cell>
          <table:table-cell office:value-type="float" office:value="216.437811" calcext:value-type="float">
            <text:p>216.437811</text:p>
          </table:table-cell>
          <table:table-cell office:value-type="float" office:value="247.852676" calcext:value-type="float">
            <text:p>247.852676</text:p>
          </table:table-cell>
          <table:table-cell office:value-type="float" office:value="282.01021" calcext:value-type="float">
            <text:p>282.0102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48047" calcext:value-type="float">
            <text:p>0.48047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pi3 std::set</text:p>
          </table:table-cell>
          <table:table-cell office:value-type="float" office:value="0.548715" calcext:value-type="float">
            <text:p>0.548715</text:p>
          </table:table-cell>
          <table:table-cell office:value-type="float" office:value="1.567364" calcext:value-type="float">
            <text:p>1.567364</text:p>
          </table:table-cell>
          <table:table-cell office:value-type="float" office:value="2.777147" calcext:value-type="float">
            <text:p>2.777147</text:p>
          </table:table-cell>
          <table:table-cell office:value-type="float" office:value="4.236371" calcext:value-type="float">
            <text:p>4.236371</text:p>
          </table:table-cell>
          <table:table-cell/>
          <table:table-cell office:value-type="float" office:value="7.92113" calcext:value-type="float">
            <text:p>7.92113</text:p>
          </table:table-cell>
          <table:table-cell office:value-type="float" office:value="10.181178" calcext:value-type="float">
            <text:p>10.181178</text:p>
          </table:table-cell>
          <table:table-cell office:value-type="float" office:value="12.783973" calcext:value-type="float">
            <text:p>12.783973</text:p>
          </table:table-cell>
          <table:table-cell office:value-type="float" office:value="15.696467" calcext:value-type="float">
            <text:p>15.696467</text:p>
          </table:table-cell>
          <table:table-cell office:value-type="float" office:value="18.885156" calcext:value-type="float">
            <text:p>18.885156</text:p>
          </table:table-cell>
          <table:table-cell table:number-columns-repeated="2" office:value-type="float" office:value="22.539911" calcext:value-type="float">
            <text:p>22.539911</text:p>
          </table:table-cell>
          <table:table-cell office:value-type="float" office:value="30.976053" calcext:value-type="float">
            <text:p>30.976053</text:p>
          </table:table-cell>
          <table:table-cell office:value-type="float" office:value="35.749879" calcext:value-type="float">
            <text:p>35.749879</text:p>
          </table:table-cell>
          <table:table-cell office:value-type="float" office:value="40.951506" calcext:value-type="float">
            <text:p>40.951506</text:p>
          </table:table-cell>
          <table:table-cell office:value-type="float" office:value="46.634502" calcext:value-type="float">
            <text:p>46.634502</text:p>
          </table:table-cell>
          <table:table-cell office:value-type="float" office:value="52.886342" calcext:value-type="float">
            <text:p>52.886342</text:p>
          </table:table-cell>
          <table:table-cell office:value-type="float" office:value="59.292052" calcext:value-type="float">
            <text:p>59.292052</text:p>
          </table:table-cell>
          <table:table-cell office:value-type="float" office:value="66.613522" calcext:value-type="float">
            <text:p>66.613522</text:p>
          </table:table-cell>
          <table:table-cell office:value-type="float" office:value="74.265161" calcext:value-type="float">
            <text:p>74.265161</text:p>
          </table:table-cell>
          <table:table-cell office:value-type="float" office:value="82.522381" calcext:value-type="float">
            <text:p>82.522381</text:p>
          </table:table-cell>
          <table:table-cell office:value-type="float" office:value="90.893683" calcext:value-type="float">
            <text:p>90.893683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251943" calcext:value-type="float">
            <text:p>0.251943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pi3 vector&lt;bool&gt;</text:p>
          </table:table-cell>
          <table:table-cell office:value-type="float" office:value="3.542172" calcext:value-type="float">
            <text:p>3.542172</text:p>
          </table:table-cell>
          <table:table-cell office:value-type="float" office:value="15.492613" calcext:value-type="float">
            <text:p>15.492613</text:p>
          </table:table-cell>
          <table:table-cell office:value-type="float" office:value="36.689946" calcext:value-type="float">
            <text:p>36.689946</text:p>
          </table:table-cell>
          <table:table-cell office:value-type="float" office:value="67.681207" calcext:value-type="float">
            <text:p>67.681207</text:p>
          </table:table-cell>
          <table:table-cell office:value-type="float" office:value="109.390974" calcext:value-type="float">
            <text:p>109.390974</text:p>
          </table:table-cell>
          <table:table-cell office:value-type="float" office:value="162.608564" calcext:value-type="float">
            <text:p>162.608564</text:p>
          </table:table-cell>
          <table:table-cell office:value-type="float" office:value="228.15349" calcext:value-type="float">
            <text:p>228.15349</text:p>
          </table:table-cell>
          <table:table-cell office:value-type="float" office:value="306.705142" calcext:value-type="float">
            <text:p>306.705142</text:p>
          </table:table-cell>
          <table:table-cell office:value-type="float" office:value="399.127678" calcext:value-type="float">
            <text:p>399.127678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860496" calcext:value-type="float">
            <text:p>0.86049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.359903" calcext:value-type="float">
            <text:p>1.35990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0.562059" calcext:value-type="float">
            <text:p>0.56205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790762" calcext:value-type="float">
            <text:p>1.79076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3.027426" calcext:value-type="float">
            <text:p>3.02742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.023402" calcext:value-type="float">
            <text:p>1.0234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.263643" calcext:value-type="float">
            <text:p>3.2636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5.662536" calcext:value-type="float">
            <text:p>5.6625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.652271" calcext:value-type="float">
            <text:p>1.6522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5.406821" calcext:value-type="float">
            <text:p>5.406821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9.736214" calcext:value-type="float">
            <text:p>9.736214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.500869" calcext:value-type="float">
            <text:p>2.50086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8.667704" calcext:value-type="float">
            <text:p>8.6677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15.647603" calcext:value-type="float">
            <text:p>15.647603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Starts fail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.748443" calcext:value-type="float">
            <text:p>3.74844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985531" calcext:value-type="float">
            <text:p>12.9855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23.937595" calcext:value-type="float">
            <text:p>23.93759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5.309578" calcext:value-type="float">
            <text:p>5.3095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8.881884" calcext:value-type="float">
            <text:p>18.88188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35.309483" calcext:value-type="float">
            <text:p>35.30948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7.351509" calcext:value-type="float">
            <text:p>7.35150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6.450355" calcext:value-type="float">
            <text:p>26.4503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50.017798" calcext:value-type="float">
            <text:p>50.0177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9.894971" calcext:value-type="float">
            <text:p>9.8949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36.184723" calcext:value-type="float">
            <text:p>36.18472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69.241789" calcext:value-type="float">
            <text:p>69.24178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13.086277" calcext:value-type="float">
            <text:p>13.08627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48.388291" calcext:value-type="float">
            <text:p>48.38829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92.834711" calcext:value-type="float">
            <text:p>92.8347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20</text:p>
          </table:table-cell>
          <table:table-cell office:value-type="float" office:value="16.850435" calcext:value-type="float">
            <text:p>16.85043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63.087558" calcext:value-type="float">
            <text:p>63.0875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123.380086" calcext:value-type="float">
            <text:p>123.3800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4 <text:s text:c="4"/></text:p>
          </table:table-cell>
          <table:table-cell office:value-type="string" calcext:value-type="string">
            <text:p>-n=0 -d=784</text:p>
          </table:table-cell>
          <table:table-cell office:value-type="float" office:value="21.465481" calcext:value-type="float">
            <text:p>21.4654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256243" calcext:value-type="float">
            <text:p>0.25624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03181" calcext:value-type="float">
            <text:p>0.60318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452014" calcext:value-type="float">
            <text:p>0.45201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00864" calcext:value-type="float">
            <text:p>0.50086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424599" calcext:value-type="float">
            <text:p>2.42459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24951" calcext:value-type="float">
            <text:p>1.52495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85607" calcext:value-type="float">
            <text:p>0.88560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5.577731" calcext:value-type="float">
            <text:p>5.5777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.056426" calcext:value-type="float">
            <text:p>3.05642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443855" calcext:value-type="float">
            <text:p>1.44385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0.533942" calcext:value-type="float">
            <text:p>10.53394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5.204508" calcext:value-type="float">
            <text:p>5.20450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2.211022" calcext:value-type="float">
            <text:p>2.21102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7.728735" calcext:value-type="float">
            <text:p>17.72873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8.006829" calcext:value-type="float">
            <text:p>8.00682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3.230349" calcext:value-type="float">
            <text:p>3.23034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7.672593" calcext:value-type="float">
            <text:p>27.67259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1.719279" calcext:value-type="float">
            <text:p>11.7192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.563536" calcext:value-type="float">
            <text:p>4.56353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40.94717" calcext:value-type="float">
            <text:p>40.947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6.237323" calcext:value-type="float">
            <text:p>16.23732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6.255031" calcext:value-type="float">
            <text:p>6.25503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58.07439" calcext:value-type="float">
            <text:p>58.0743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1.837356" calcext:value-type="float">
            <text:p>21.8373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8.371566" calcext:value-type="float">
            <text:p>8.37156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79.65955" calcext:value-type="float">
            <text:p>79.65955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28.609456" calcext:value-type="float">
            <text:p>28.6094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.973577" calcext:value-type="float">
            <text:p>10.97357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06.464446" calcext:value-type="float">
            <text:p>106.46444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6.66401" calcext:value-type="float">
            <text:p>36.6640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4.093756" calcext:value-type="float">
            <text:p>14.093756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138.920557" calcext:value-type="float">
            <text:p>138.9205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134142" calcext:value-type="float">
            <text:p>46.134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.870417" calcext:value-type="float">
            <text:p>17.87041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177.339287" calcext:value-type="float">
            <text:p>177.33928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6.594752" calcext:value-type="float">
            <text:p>56.5947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.157695" calcext:value-type="float">
            <text:p>22.1576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222.538513" calcext:value-type="float">
            <text:p>222.5385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9.179324" calcext:value-type="float">
            <text:p>69.1793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.375681" calcext:value-type="float">
            <text:p>27.37568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276.495961" calcext:value-type="float">
            <text:p>276.4959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83.576478" calcext:value-type="float">
            <text:p>83.5764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.452267" calcext:value-type="float">
            <text:p>33.4522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339.358913" calcext:value-type="float">
            <text:p>339.35891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9.942624" calcext:value-type="float">
            <text:p>99.9426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0.473809" calcext:value-type="float">
            <text:p>40.47380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11.869138" calcext:value-type="float">
            <text:p>411.86913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18.398273" calcext:value-type="float">
            <text:p>118.3982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8.540414" calcext:value-type="float">
            <text:p>48.5404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494.878709" calcext:value-type="float">
            <text:p>494.8787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39.108634" calcext:value-type="float">
            <text:p>139.10863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7.742025" calcext:value-type="float">
            <text:p>57.7420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89.414643" calcext:value-type="float">
            <text:p>589.414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62.249476" calcext:value-type="float">
            <text:p>162.24947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8.187903" calcext:value-type="float">
            <text:p>68.187903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96.302972" calcext:value-type="float">
            <text:p>696.30297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87.951824" calcext:value-type="float">
            <text:p>187.95182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9.979221" calcext:value-type="float">
            <text:p>79.9792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816.610247" calcext:value-type="float">
            <text:p>816.61024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16.437811" calcext:value-type="float">
            <text:p>216.43781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4.021441" calcext:value-type="float">
            <text:p>94.021441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956.073152" calcext:value-type="float">
            <text:p>956.073152</text:p>
          </table:table-cell>
          <table:table-cell table:style-name="Default"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47.852676" calcext:value-type="float">
            <text:p>247.85267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08.054925" calcext:value-type="float">
            <text:p>108.054925</text:p>
          </table:table-cell>
          <table:table-cell table:style-name="Default"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1101.697933" calcext:value-type="float">
            <text:p>1101.69793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82.01021" calcext:value-type="float">
            <text:p>282.0102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406" calcext:value-type="float">
            <text:p>20210406</text:p>
          </table:table-cell>
          <table:table-cell office:value-type="string" calcext:value-type="string">
            <text:p>std::set</text:p>
          </table:table-cell>
          <table:table-cell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319104" calcext:value-type="float">
            <text:p>0.3191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679357" calcext:value-type="float">
            <text:p>0.67935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0.548715" calcext:value-type="float">
            <text:p>0.548715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0.540302" calcext:value-type="float">
            <text:p>0.54030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2.12517" calcext:value-type="float">
            <text:p>2.1251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.567364" calcext:value-type="float">
            <text:p>1.5673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0.837021" calcext:value-type="float">
            <text:p>0.837021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4.094732" calcext:value-type="float">
            <text:p>4.094732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2.777147" calcext:value-type="float">
            <text:p>2.77714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1.204169" calcext:value-type="float">
            <text:p>1.204169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.602298" calcext:value-type="float">
            <text:p>6.60229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4.236371" calcext:value-type="float">
            <text:p>4.23637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2.202637" calcext:value-type="float">
            <text:p>2.202637</text:p>
          </table:table-cell>
          <table:table-cell office:value-type="string" calcext:value-type="string">
            <text:p>compile matrix mult</text:p>
          </table:table-cell>
          <table:table-cell office:value-type="string" calcext:value-type="string">
            <text:p>Oops 144 missing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3.68643" calcext:value-type="float">
            <text:p>13.68643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7.92113" calcext:value-type="float">
            <text:p>7.921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.848525" calcext:value-type="float">
            <text:p>2.8485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8.313237" calcext:value-type="float">
            <text:p>18.313237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10.181178" calcext:value-type="float">
            <text:p>10.1811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.601052" calcext:value-type="float">
            <text:p>3.6010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23.831011" calcext:value-type="float">
            <text:p>23.83101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12.783973" calcext:value-type="float">
            <text:p>12.78397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4.473627" calcext:value-type="float">
            <text:p>4.47362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0.321248" calcext:value-type="float">
            <text:p>30.3212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15.696467" calcext:value-type="float">
            <text:p>15.69646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5.459325" calcext:value-type="float">
            <text:p>5.45932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37.896558" calcext:value-type="float">
            <text:p>37.89655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04</text:p>
          </table:table-cell>
          <table:table-cell office:value-type="float" office:value="18.885156" calcext:value-type="float">
            <text:p>18.88515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6.555757" calcext:value-type="float">
            <text:p>6.55575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46.294455" calcext:value-type="float">
            <text:p>46.294455</text:p>
          </table:table-cell>
          <table:table-cell office:value-type="string" calcext:value-type="string">
            <text:p>compile inline complex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36</text:p>
          </table:table-cell>
          <table:table-cell office:value-type="float" office:value="22.539911" calcext:value-type="float">
            <text:p>22.539911</text:p>
          </table:table-cell>
          <table:table-cell office:value-type="string" calcext:value-type="string">
            <text:p>compile inline float</text:p>
          </table:table-cell>
          <table:table-cell office:value-type="string" calcext:value-type="string">
            <text:p>compile fails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7.827474" calcext:value-type="float">
            <text:p>7.82747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55.983386" calcext:value-type="float">
            <text:p>55.98338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368</text:p>
          </table:table-cell>
          <table:table-cell office:value-type="float" office:value="26.522679" calcext:value-type="float">
            <text:p>26.5226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9.289152" calcext:value-type="float">
            <text:p>9.289152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67.235856" calcext:value-type="float">
            <text:p>67.23585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00</text:p>
          </table:table-cell>
          <table:table-cell office:value-type="float" office:value="30.976053" calcext:value-type="float">
            <text:p>30.97605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10.883658" calcext:value-type="float">
            <text:p>10.88365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79.390131" calcext:value-type="float">
            <text:p>79.39013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32</text:p>
          </table:table-cell>
          <table:table-cell office:value-type="float" office:value="35.749879" calcext:value-type="float">
            <text:p>35.74987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12.616968" calcext:value-type="float">
            <text:p>12.616968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92.831588" calcext:value-type="float">
            <text:p>92.83158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64</text:p>
          </table:table-cell>
          <table:table-cell office:value-type="float" office:value="40.951506" calcext:value-type="float">
            <text:p>40.951506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4.526467" calcext:value-type="float">
            <text:p>14.526467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107.745848" calcext:value-type="float">
            <text:p>107.745848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96</text:p>
          </table:table-cell>
          <table:table-cell office:value-type="float" office:value="46.634502" calcext:value-type="float">
            <text:p>46.63450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6.631304" calcext:value-type="float">
            <text:p>16.6313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124.018736" calcext:value-type="float">
            <text:p>124.018736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28</text:p>
          </table:table-cell>
          <table:table-cell office:value-type="float" office:value="52.886342" calcext:value-type="float">
            <text:p>52.8863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8.936714" calcext:value-type="float">
            <text:p>18.93671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142.047819" calcext:value-type="float">
            <text:p>142.04781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60</text:p>
          </table:table-cell>
          <table:table-cell office:value-type="float" office:value="59.292052" calcext:value-type="float">
            <text:p>59.29205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21.434494" calcext:value-type="float">
            <text:p>21.43449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162.561551" calcext:value-type="float">
            <text:p>162.56155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592</text:p>
          </table:table-cell>
          <table:table-cell office:value-type="float" office:value="66.613522" calcext:value-type="float">
            <text:p>66.61352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24.158234" calcext:value-type="float">
            <text:p>24.15823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184.204209" calcext:value-type="float">
            <text:p>184.204209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24</text:p>
          </table:table-cell>
          <table:table-cell office:value-type="float" office:value="74.265161" calcext:value-type="float">
            <text:p>74.26516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7.071504" calcext:value-type="float">
            <text:p>27.071504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207.592861" calcext:value-type="float">
            <text:p>207.59286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56</text:p>
          </table:table-cell>
          <table:table-cell office:value-type="float" office:value="82.522381" calcext:value-type="float">
            <text:p>82.522381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30.26495" calcext:value-type="float">
            <text:p>30.26495</text:p>
          </table:table-cell>
          <table:table-cell office:value-type="string" calcext:value-type="string">
            <text:p>compile matrix mul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233.445901" calcext:value-type="float">
            <text:p>233.445901</text:p>
          </table:table-cell>
          <table:table-cell office:value-type="string" calcext:value-type="string">
            <text:p>compile inline complex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688</text:p>
          </table:table-cell>
          <table:table-cell office:value-type="float" office:value="90.893683" calcext:value-type="float">
            <text:p>90.89368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vector&lt;bool&gt;</text:p>
          </table:table-cell>
          <table:table-cell table:style-name="ce14" office:value-type="string" calcext:value-type="string">
            <text:p>BAD!</text:p>
          </table:table-cell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6</text:p>
          </table:table-cell>
          <table:table-cell office:value-type="float" office:value="3.542172" calcext:value-type="float">
            <text:p>3.54217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48</text:p>
          </table:table-cell>
          <table:table-cell office:value-type="float" office:value="15.492613" calcext:value-type="float">
            <text:p>15.492613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pi3 <text:s text:c="4"/></text:p>
          </table:table-cell>
          <table:table-cell office:value-type="string" calcext:value-type="string">
            <text:p>-n=0 -d=80</text:p>
          </table:table-cell>
          <table:table-cell office:value-type="float" office:value="36.689946" calcext:value-type="float">
            <text:p>36.689946</text:p>
          </table:table-cell>
          <table:table-cell table:style-name="Default"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12</text:p>
          </table:table-cell>
          <table:table-cell office:value-type="float" office:value="67.681207" calcext:value-type="float">
            <text:p>67.681207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44</text:p>
          </table:table-cell>
          <table:table-cell office:value-type="float" office:value="109.390974" calcext:value-type="float">
            <text:p>109.39097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176</text:p>
          </table:table-cell>
          <table:table-cell office:value-type="float" office:value="162.608564" calcext:value-type="float">
            <text:p>162.608564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08</text:p>
          </table:table-cell>
          <table:table-cell office:value-type="float" office:value="228.15349" calcext:value-type="float">
            <text:p>228.15349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40</text:p>
          </table:table-cell>
          <table:table-cell office:value-type="float" office:value="306.705142" calcext:value-type="float">
            <text:p>306.705142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0 -d=272</text:p>
          </table:table-cell>
          <table:table-cell office:value-type="float" office:value="399.127678" calcext:value-type="float">
            <text:p>399.127678</text:p>
          </table:table-cell>
          <table:table-cell office:value-type="string" calcext:value-type="string">
            <text:p>compile inline float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pi3 <text:s text:c="4"/></text:p>
          </table:table-cell>
          <table:table-cell office:value-type="string" calcext:value-type="string">
            <text:p>-n=1 -d=272</text:p>
          </table:table-cell>
          <table:table-cell office:value-type="float" office:value="0.355915" calcext:value-type="float">
            <text:p>0.355915</text:p>
          </table:table-cell>
          <table:table-cell office:value-type="string" calcext:value-type="string">
            <text:p>inline float</text:p>
          </table:table-cell>
          <table:table-cell table:number-columns-repeated="1017"/>
        </table:table-row>
        <table:table-row table:style-name="ro1" table:number-rows-repeated="10476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2-1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2 Model B Rev 1.1</text:p>
          </table:table-cell>
          <table:table-cell office:value-type="float" office:value="20210402" calcext:value-type="float">
            <text:p>20210402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17-v7+</text:p>
          </table:table-cell>
          <table:table-cell/>
          <table:table-cell office:value-type="string" calcext:value-type="string">
            <text:p>Linux pi2-1 5.10.17-v7+ #1403 SMP Mon Feb 22 11:29:51 GMT 2021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/>
          <table:table-cell office:value-type="string" calcext:value-type="string">
            <text:p>Linux olivia 4.19.0-14-amd64 #1 SMP Debian 4.19.171-2 (2021-01-30) x86_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3:04:55.70953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4-08T05:28:00.357217971</dc:date>
    <meta:editing-duration>P16DT6H14M26S</meta:editing-duration>
    <meta:editing-cycles>102</meta:editing-cycles>
    <meta:generator>LibreOffice/6.1.5.2$Linux_ARM_EABI LibreOffice_project/10$Build-2</meta:generator>
    <meta:document-statistic meta:table-count="4" meta:cell-count="431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B28:Profiles.H30 Profiles.A29:Profiles.A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49cm" svg:y="3.703cm" style:legend-expansion="high" chart:style-name="ch2"/>
        <chart:plot-area chart:style-name="ch3" table:cell-range-address="Timing.I234:Timing.T237 Timing.H235:Timing.H237" chart:data-source-has-labels="both" svg:x="0.32cm" svg:y="0.18cm" svg:width="12.409cm" svg:height="8.64cm">
          <chartooo:coordinate-region svg:x="1.418cm" svg:y="0.379cm" svg:width="11.311cm" svg:height="7.794cm"/>
          <chart:axis chart:dimension="x" chart:name="primary-x" chart:style-name="ch4" chartooo:axis-type="auto">
            <chartooo:date-scale/>
            <chart:categories table:cell-range-address="Timing.I234:Timing.T2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iming.I235:Timing.T235" chart:label-cell-address="Timing.H235:Timing.H235" chart:class="chart:bar">
            <chart:data-point chart:repeated="12"/>
          </chart:series>
          <chart:series chart:style-name="ch8" chart:values-cell-range-address="Timing.I236:Timing.T236" chart:label-cell-address="Timing.H236:Timing.H236" chart:class="chart:bar">
            <chart:data-point chart:repeated="12"/>
          </chart:series>
          <chart:series chart:style-name="ch9" chart:values-cell-range-address="Timing.I237:Timing.T237" chart:label-cell-address="Timing.H237:Timing.H237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234:Timing.T234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208">
                <text:p>208</text:p>
              </table:table-cell>
              <table:table-cell office:value-type="float" office:value="272">
                <text:p>272</text:p>
              </table:table-cell>
              <table:table-cell office:value-type="float" office:value="336">
                <text:p>336</text:p>
              </table:table-cell>
              <table:table-cell office:value-type="float" office:value="400">
                <text:p>400</text:p>
              </table:table-cell>
              <table:table-cell office:value-type="float" office:value="464">
                <text:p>464</text:p>
              </table:table-cell>
              <table:table-cell office:value-type="float" office:value="528">
                <text:p>528</text:p>
              </table:table-cell>
              <table:table-cell office:value-type="float" office:value="592">
                <text:p>592</text:p>
              </table:table-cell>
              <table:table-cell office:value-type="float" office:value="656">
                <text:p>656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35:Timing.H235</svg:desc>
                </draw:g>
              </table:table-cell>
              <table:table-cell office:value-type="float" office:value="0.003428">
                <text:p>0.003428</text:p>
                <draw:g>
                  <svg:desc>Timing.I235:Timing.T235</svg:desc>
                </draw:g>
              </table:table-cell>
              <table:table-cell office:value-type="float" office:value="0.003521">
                <text:p>0.003521</text:p>
              </table:table-cell>
              <table:table-cell office:value-type="float" office:value="0.004315">
                <text:p>0.004315</text:p>
              </table:table-cell>
              <table:table-cell office:value-type="float" office:value="0.004609">
                <text:p>0.004609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complex</text:p>
                <draw:g>
                  <svg:desc>Timing.H236:Timing.H236</svg:desc>
                </draw:g>
              </table:table-cell>
              <table:table-cell office:value-type="float" office:value="0.003708">
                <text:p>0.003708</text:p>
                <draw:g>
                  <svg:desc>Timing.I236:Timing.T236</svg:desc>
                </draw:g>
              </table:table-cell>
              <table:table-cell office:value-type="float" office:value="0.004115">
                <text:p>0.004115</text:p>
              </table:table-cell>
              <table:table-cell office:value-type="float" office:value="0.006028">
                <text:p>0.006028</text:p>
              </table:table-cell>
              <table:table-cell office:value-type="float" office:value="0.006729">
                <text:p>0.006729</text:p>
              </table:table-cell>
              <table:table-cell office:value-type="float" office:value="0.009991">
                <text:p>0.009991</text:p>
              </table:table-cell>
              <table:table-cell office:value-type="float" office:value="0.011345">
                <text:p>0.01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line float</text:p>
                <draw:g>
                  <svg:desc>Timing.H237:Timing.H237</svg:desc>
                </draw:g>
              </table:table-cell>
              <table:table-cell office:value-type="float" office:value="0.003499">
                <text:p>0.003499</text:p>
                <draw:g>
                  <svg:desc>Timing.I237:Timing.T237</svg:desc>
                </draw:g>
              </table:table-cell>
              <table:table-cell office:value-type="float" office:value="0.00368">
                <text:p>0.00368</text:p>
              </table:table-cell>
              <table:table-cell office:value-type="float" office:value="0.004912">
                <text:p>0.004912</text:p>
              </table:table-cell>
              <table:table-cell office:value-type="float" office:value="0.006071">
                <text:p>0.006071</text:p>
              </table:table-cell>
              <table:table-cell office:value-type="float" office:value="0.008499">
                <text:p>0.008499</text:p>
              </table:table-cell>
              <table:table-cell office:value-type="float" office:value="0.009589">
                <text:p>0.009589</text:p>
              </table:table-cell>
              <table:table-cell office:value-type="float" office:value="0.013167">
                <text:p>0.013167</text:p>
              </table:table-cell>
              <table:table-cell office:value-type="float" office:value="0.017471">
                <text:p>0.017471</text:p>
              </table:table-cell>
              <table:table-cell office:value-type="float" office:value="0.019331">
                <text:p>0.019331</text:p>
              </table:table-cell>
              <table:table-cell office:value-type="float" office:value="0.021194">
                <text:p>0.021194</text:p>
              </table:table-cell>
              <table:table-cell office:value-type="float" office:value="0.026998">
                <text:p>0.026998</text:p>
              </table:table-cell>
              <table:table-cell office:value-type="float" office:value="0.029371">
                <text:p>0.0293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B4:Profiles.F9 Profiles.A5:Profiles.A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B50:Profiles.E52 Profiles.A51:Profiles.A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B78:Profiles.F82 Profiles.A79:Profiles.A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B96:Profiles.C98 Profiles.A97:Profiles.A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1.218cm" xlink:href=".." xlink:type="simple" chart:class="chart:bar" chart:style-name="ch1">
        <chart:title svg:x="6.17cm" svg:y="0.36cm" chart:style-name="ch2">
          <text:p>Pi2 - 10 iterations</text:p>
        </chart:title>
        <chart:subtitle svg:x="7.427cm" svg:y="1.363cm" chart:style-name="ch3">
          <text:p>-n=12</text:p>
        </chart:subtitle>
        <chart:legend chart:legend-position="end" svg:x="13.049cm" svg:y="4.812cm" style:legend-expansion="high" chart:style-name="ch4"/>
        <chart:plot-area chart:style-name="ch5" table:cell-range-address="Timing.I199:Timing.R202 Timing.H200:Timing.H202" chart:data-source-has-labels="both" svg:x="1.331cm" svg:y="2.27cm" svg:width="11.398cm" svg:height="7.743cm">
          <chartooo:coordinate-region svg:x="2.243cm" svg:y="2.469cm" svg:width="10.486cm" svg:height="6.897cm"/>
          <chart:axis chart:dimension="x" chart:name="primary-x" chart:style-name="ch6" chartooo:axis-type="auto">
            <chartooo:date-scale/>
            <chart:title svg:x="5.716cm" svg:y="10.237cm" chart:style-name="ch7">
              <text:p>Matrix Dimension</text:p>
            </chart:title>
            <chart:categories table:cell-range-address="Timing.I199:Timing.R199"/>
          </chart:axis>
          <chart:axis chart:dimension="y" chart:name="primary-y" chart:style-name="ch8">
            <chart:title svg:x="0.451cm" svg:y="6.833cm" chart:style-name="ch9">
              <text:p>Seconds</text:p>
            </chart:title>
            <chart:grid chart:style-name="ch10" chart:class="major"/>
          </chart:axis>
          <chart:series chart:style-name="ch11" chart:values-cell-range-address="Timing.I200:Timing.R200" chart:label-cell-address="Timing.H200:Timing.H200" chart:class="chart:bar">
            <chart:data-point chart:repeated="10"/>
          </chart:series>
          <chart:series chart:style-name="ch12" chart:values-cell-range-address="Timing.I201:Timing.R201" chart:label-cell-address="Timing.H201:Timing.H201" chart:class="chart:bar">
            <chart:data-point chart:repeated="10"/>
          </chart:series>
          <chart:series chart:style-name="ch13" chart:values-cell-range-address="Timing.I202:Timing.R202" chart:label-cell-address="Timing.H202:Timing.H202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199:Timing.R19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matrix mult</text:p>
                <draw:g>
                  <svg:desc>Timing.H200:Timing.H200</svg:desc>
                </draw:g>
              </table:table-cell>
              <table:table-cell office:value-type="float" office:value="0.003205">
                <text:p>0.003205</text:p>
                <draw:g>
                  <svg:desc>Timing.I200:Timing.R200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inline complex</text:p>
                <draw:g>
                  <svg:desc>Timing.H201:Timing.H201</svg:desc>
                </draw:g>
              </table:table-cell>
              <table:table-cell office:value-type="float" office:value="0.003964">
                <text:p>0.003964</text:p>
                <draw:g>
                  <svg:desc>Timing.I201:Timing.R201</svg:desc>
                </draw:g>
              </table:table-cell>
              <table:table-cell office:value-type="float" office:value="0.006102">
                <text:p>0.006102</text:p>
              </table:table-cell>
              <table:table-cell office:value-type="float" office:value="0.008257">
                <text:p>0.008257</text:p>
              </table:table-cell>
              <table:table-cell office:value-type="float" office:value="0.00994">
                <text:p>0.00994</text:p>
              </table:table-cell>
              <table:table-cell office:value-type="float" office:value="0.01222">
                <text:p>0.01222</text:p>
              </table:table-cell>
              <table:table-cell office:value-type="float" office:value="0.018153">
                <text:p>0.018153</text:p>
              </table:table-cell>
              <table:table-cell office:value-type="float" office:value="0.047119">
                <text:p>0.047119</text:p>
              </table:table-cell>
              <table:table-cell office:value-type="float" office:value="0.053517">
                <text:p>0.053517</text:p>
              </table:table-cell>
              <table:table-cell office:value-type="float" office:value="0.060098">
                <text:p>0.060098</text:p>
              </table:table-cell>
              <table:table-cell office:value-type="float" office:value="0.07089">
                <text:p>0.07089</text:p>
              </table:table-cell>
            </table:table-row>
            <table:table-row>
              <table:table-cell office:value-type="string">
                <text:p>inline float</text:p>
                <draw:g>
                  <svg:desc>Timing.H202:Timing.H202</svg:desc>
                </draw:g>
              </table:table-cell>
              <table:table-cell office:value-type="float" office:value="0.003467">
                <text:p>0.003467</text:p>
                <draw:g>
                  <svg:desc>Timing.I202:Timing.R202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225cm" svg:height="10.175cm" xlink:href=".." xlink:type="simple" chart:class="chart:bar" chart:style-name="ch1">
        <chart:title svg:x="6.989cm" svg:y="0.339cm" chart:style-name="ch2">
          <text:p>Matrix mult - 10 iterations</text:p>
        </chart:title>
        <chart:subtitle svg:x="7.795cm" svg:y="1.321cm" chart:style-name="ch3">
          <text:p>vc4 -n=12, v3d -n=8</text:p>
        </chart:subtitle>
        <chart:legend chart:legend-position="end" svg:x="18.02cm" svg:y="4.041cm" style:legend-expansion="high" chart:style-name="ch4"/>
        <chart:plot-area chart:style-name="ch5" table:cell-range-address="Timing.I357:Timing.R361 Timing.H358:Timing.H361" chart:data-source-has-labels="both" svg:x="1.395cm" svg:y="2.207cm" svg:width="16.241cm" svg:height="6.784cm">
          <chartooo:coordinate-region svg:x="2.493cm" svg:y="2.406cm" svg:width="15.143cm" svg:height="5.938cm"/>
          <chart:axis chart:dimension="x" chart:name="primary-x" chart:style-name="ch6" chartooo:axis-type="auto">
            <chartooo:date-scale/>
            <chart:title svg:x="8.227cm" svg:y="9.194cm" chart:style-name="ch7">
              <text:p>Matrix dimension</text:p>
            </chart:title>
            <chart:categories table:cell-range-address="Timing.I357:Timing.R357"/>
          </chart:axis>
          <chart:axis chart:dimension="y" chart:name="primary-y" chart:style-name="ch8">
            <chart:title svg:x="0.451cm" svg:y="6.291cm" chart:style-name="ch9">
              <text:p>Seconds</text:p>
            </chart:title>
            <chart:grid chart:style-name="ch10" chart:class="major"/>
          </chart:axis>
          <chart:series chart:style-name="ch11" chart:values-cell-range-address="Timing.I358:Timing.R358" chart:label-cell-address="Timing.H358:Timing.H358" chart:class="chart:bar">
            <chart:data-point chart:repeated="10"/>
          </chart:series>
          <chart:series chart:style-name="ch12" chart:values-cell-range-address="Timing.I359:Timing.R359" chart:label-cell-address="Timing.H359:Timing.H359" chart:class="chart:bar">
            <chart:data-point chart:repeated="10"/>
          </chart:series>
          <chart:series chart:style-name="ch13" chart:values-cell-range-address="Timing.I360:Timing.R360" chart:label-cell-address="Timing.H360:Timing.H360" chart:class="chart:bar">
            <chart:data-point chart:repeated="10"/>
          </chart:series>
          <chart:series chart:style-name="ch14" chart:values-cell-range-address="Timing.I361:Timing.R361" chart:label-cell-address="Timing.H361:Timing.H361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57:Timing.R35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58:Timing.H358</svg:desc>
                </draw:g>
              </table:table-cell>
              <table:table-cell office:value-type="float" office:value="0.005854">
                <text:p>0.005854</text:p>
                <draw:g>
                  <svg:desc>Timing.I358:Timing.R358</svg:desc>
                </draw:g>
              </table:table-cell>
              <table:table-cell office:value-type="float" office:value="0.006329">
                <text:p>0.006329</text:p>
              </table:table-cell>
              <table:table-cell office:value-type="float" office:value="0.006731">
                <text:p>0.006731</text:p>
              </table:table-cell>
              <table:table-cell office:value-type="float" office:value="0.007711">
                <text:p>0.007711</text:p>
              </table:table-cell>
              <table:table-cell office:value-type="float" office:value="0.008032">
                <text:p>0.008032</text:p>
              </table:table-cell>
              <table:table-cell office:value-type="float" office:value="0.008537">
                <text:p>0.008537</text:p>
              </table:table-cell>
              <table:table-cell office:value-type="float" office:value="0.009337">
                <text:p>0.009337</text:p>
              </table:table-cell>
              <table:table-cell office:value-type="float" office:value="0.010306">
                <text:p>0.010306</text:p>
              </table:table-cell>
              <table:table-cell office:value-type="float" office:value="0.011167">
                <text:p>0.011167</text:p>
              </table:table-cell>
              <table:table-cell office:value-type="float" office:value="0.013397">
                <text:p>0.013397</text:p>
              </table:table-cell>
            </table:table-row>
            <table:table-row>
              <table:table-cell office:value-type="string">
                <text:p>pi2</text:p>
                <draw:g>
                  <svg:desc>Timing.H359:Timing.H359</svg:desc>
                </draw:g>
              </table:table-cell>
              <table:table-cell office:value-type="float" office:value="0.003205">
                <text:p>0.003205</text:p>
                <draw:g>
                  <svg:desc>Timing.I359:Timing.R359</svg:desc>
                </draw:g>
              </table:table-cell>
              <table:table-cell office:value-type="float" office:value="0.003484">
                <text:p>0.003484</text:p>
              </table:table-cell>
              <table:table-cell office:value-type="float" office:value="0.003631">
                <text:p>0.003631</text:p>
              </table:table-cell>
              <table:table-cell office:value-type="float" office:value="0.003795">
                <text:p>0.003795</text:p>
              </table:table-cell>
              <table:table-cell office:value-type="float" office:value="0.003918">
                <text:p>0.003918</text:p>
              </table:table-cell>
              <table:table-cell office:value-type="float" office:value="0.004371">
                <text:p>0.004371</text:p>
              </table:table-cell>
              <table:table-cell office:value-type="float" office:value="0.00555">
                <text:p>0.00555</text:p>
              </table:table-cell>
              <table:table-cell office:value-type="float" office:value="0.006194">
                <text:p>0.006194</text:p>
              </table:table-cell>
              <table:table-cell office:value-type="float" office:value="0.006648">
                <text:p>0.006648</text:p>
              </table:table-cell>
              <table:table-cell office:value-type="float" office:value="0.009613">
                <text:p>0.009613</text:p>
              </table:table-cell>
            </table:table-row>
            <table:table-row>
              <table:table-cell office:value-type="string">
                <text:p>pi3</text:p>
                <draw:g>
                  <svg:desc>Timing.H360:Timing.H360</svg:desc>
                </draw:g>
              </table:table-cell>
              <table:table-cell office:value-type="float" office:value="0.002477">
                <text:p>0.002477</text:p>
                <draw:g>
                  <svg:desc>Timing.I360:Timing.R360</svg:desc>
                </draw:g>
              </table:table-cell>
              <table:table-cell office:value-type="float" office:value="0.002679">
                <text:p>0.002679</text:p>
              </table:table-cell>
              <table:table-cell office:value-type="float" office:value="0.002754">
                <text:p>0.002754</text:p>
              </table:table-cell>
              <table:table-cell office:value-type="float" office:value="0.002935">
                <text:p>0.002935</text:p>
              </table:table-cell>
              <table:table-cell office:value-type="float" office:value="0.003146">
                <text:p>0.003146</text:p>
              </table:table-cell>
              <table:table-cell office:value-type="float" office:value="0.003509">
                <text:p>0.003509</text:p>
              </table:table-cell>
              <table:table-cell office:value-type="float" office:value="0.004621">
                <text:p>0.004621</text:p>
              </table:table-cell>
              <table:table-cell office:value-type="float" office:value="0.004977">
                <text:p>0.004977</text:p>
              </table:table-cell>
              <table:table-cell office:value-type="float" office:value="0.005453">
                <text:p>0.005453</text:p>
              </table:table-cell>
              <table:table-cell office:value-type="float" office:value="0.007625">
                <text:p>0.007625</text:p>
              </table:table-cell>
            </table:table-row>
            <table:table-row>
              <table:table-cell office:value-type="string">
                <text:p>pi4</text:p>
                <draw:g>
                  <svg:desc>Timing.H361:Timing.H361</svg:desc>
                </draw:g>
              </table:table-cell>
              <table:table-cell office:value-type="float" office:value="0.003428">
                <text:p>0.003428</text:p>
                <draw:g>
                  <svg:desc>Timing.I361:Timing.R3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521">
                <text:p>0.003521</text:p>
              </table:table-cell>
              <table:table-cell office:value-type="float" office:value="NaN">
                <text:p>NaN</text:p>
              </table:table-cell>
              <table:table-cell office:value-type="float" office:value="0.004315">
                <text:p>0.004315</text:p>
              </table:table-cell>
              <table:table-cell office:value-type="float" office:value="NaN">
                <text:p>NaN</text:p>
              </table:table-cell>
              <table:table-cell office:value-type="float" office:value="0.004609">
                <text:p>0.004609</text:p>
              </table:table-cell>
              <table:table-cell office:value-type="float" office:value="NaN">
                <text:p>NaN</text:p>
              </table:table-cell>
              <table:table-cell office:value-type="float" office:value="0.006737">
                <text:p>0.0067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906cm" svg:height="11.742cm" xlink:href=".." xlink:type="simple" chart:class="chart:bar" chart:style-name="ch1">
        <chart:title svg:x="9.922cm" svg:y="0.37cm" chart:style-name="ch2">
          <text:p>Inline float - 10 iterations</text:p>
        </chart:title>
        <chart:subtitle svg:x="10.636cm" svg:y="1.383cm" chart:style-name="ch3">
          <text:p>vc4 -n=12, v3d -n=8</text:p>
        </chart:subtitle>
        <chart:legend chart:legend-position="end" svg:x="23.701cm" svg:y="4.825cm" style:legend-expansion="high" chart:style-name="ch4"/>
        <chart:plot-area chart:style-name="ch5" table:cell-range-address="Timing.I391:Timing.AE395 Timing.H392:Timing.H395 Timing.S511:Timing.S511" chart:data-source-has-labels="both" svg:x="1.509cm" svg:y="2.3cm" svg:width="21.694cm" svg:height="8.227cm">
          <chartooo:coordinate-region svg:x="2.421cm" svg:y="2.5cm" svg:width="20.782cm" svg:height="7.38cm"/>
          <chart:axis chart:dimension="x" chart:name="primary-x" chart:style-name="ch6" chartooo:axis-type="auto">
            <chartooo:date-scale/>
            <chart:title svg:x="11.068cm" svg:y="10.761cm" chart:style-name="ch7">
              <text:p>Matrix dimension</text:p>
            </chart:title>
            <chart:categories table:cell-range-address="Timing.I391:Timing.AE391"/>
          </chart:axis>
          <chart:axis chart:dimension="x" chart:name="secondary-x" chart:style-name="ch8"/>
          <chart:axis chart:dimension="y" chart:name="primary-y" chart:style-name="ch9">
            <chart:title svg:x="0.451cm" svg:y="7.105cm" chart:style-name="ch10">
              <text:p>Seconds</text:p>
            </chart:title>
            <chart:grid chart:style-name="ch11" chart:class="major"/>
          </chart:axis>
          <chart:series chart:style-name="ch12" chart:values-cell-range-address="Timing.I392:Timing.AE392" chart:label-cell-address="Timing.H392:Timing.H392" chart:class="chart:bar">
            <chart:data-point chart:repeated="23"/>
          </chart:series>
          <chart:series chart:style-name="ch13" chart:values-cell-range-address="Timing.I393:Timing.AE393" chart:label-cell-address="Timing.H393:Timing.H393" chart:class="chart:bar">
            <chart:data-point chart:repeated="23"/>
          </chart:series>
          <chart:series chart:style-name="ch14" chart:values-cell-range-address="Timing.I394:Timing.AE394" chart:label-cell-address="Timing.H394:Timing.H394" chart:class="chart:bar">
            <chart:data-point chart:repeated="23"/>
          </chart:series>
          <chart:series chart:style-name="ch15" chart:values-cell-range-address="Timing.I395:Timing.AE395" chart:label-cell-address="Timing.H395:Timing.H395" chart:class="chart:bar">
            <chart:data-point chart:repeated="23"/>
            <loext:propertry-mapping loext:property="FillColor" loext:cell-range-address="Timing.S511:Timing.S5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3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391:Timing.AE391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</table:table-header-rows>
          <table:table-rows>
            <table:table-row>
              <table:table-cell office:value-type="string">
                <text:p>pi1</text:p>
                <draw:g>
                  <svg:desc>Timing.H392:Timing.H392</svg:desc>
                </draw:g>
              </table:table-cell>
              <table:table-cell office:value-type="float" office:value="0.006209">
                <text:p>0.006209</text:p>
                <draw:g>
                  <svg:desc>Timing.I392:Timing.AE392</svg:desc>
                </draw:g>
              </table:table-cell>
              <table:table-cell office:value-type="float" office:value="0.008314">
                <text:p>0.008314</text:p>
              </table:table-cell>
              <table:table-cell office:value-type="float" office:value="0.010069">
                <text:p>0.010069</text:p>
              </table:table-cell>
              <table:table-cell office:value-type="float" office:value="0.011528">
                <text:p>0.011528</text:p>
              </table:table-cell>
              <table:table-cell office:value-type="float" office:value="0.013592">
                <text:p>0.013592</text:p>
              </table:table-cell>
              <table:table-cell office:value-type="float" office:value="0.016279">
                <text:p>0.016279</text:p>
              </table:table-cell>
              <table:table-cell office:value-type="float" office:value="0.03483">
                <text:p>0.03483</text:p>
              </table:table-cell>
              <table:table-cell office:value-type="float" office:value="0.038595">
                <text:p>0.038595</text:p>
              </table:table-cell>
              <table:table-cell office:value-type="float" office:value="0.043437">
                <text:p>0.043437</text:p>
              </table:table-cell>
              <table:table-cell office:value-type="float" office:value="0.047916">
                <text:p>0.047916</text:p>
              </table:table-cell>
              <table:table-cell office:value-type="float" office:value="0.052428">
                <text:p>0.052428</text:p>
              </table:table-cell>
              <table:table-cell office:value-type="float" office:value="0.056623">
                <text:p>0.056623</text:p>
              </table:table-cell>
              <table:table-cell office:value-type="float" office:value="0.089863">
                <text:p>0.089863</text:p>
              </table:table-cell>
              <table:table-cell office:value-type="float" office:value="0.09469">
                <text:p>0.09469</text:p>
              </table:table-cell>
              <table:table-cell office:value-type="float" office:value="0.101911">
                <text:p>0.101911</text:p>
              </table:table-cell>
              <table:table-cell office:value-type="float" office:value="0.109103">
                <text:p>0.109103</text:p>
              </table:table-cell>
              <table:table-cell office:value-type="float" office:value="0.115419">
                <text:p>0.115419</text:p>
              </table:table-cell>
              <table:table-cell office:value-type="float" office:value="0.134602">
                <text:p>0.134602</text:p>
              </table:table-cell>
              <table:table-cell office:value-type="float" office:value="0.170062">
                <text:p>0.170062</text:p>
              </table:table-cell>
              <table:table-cell office:value-type="float" office:value="0.177448">
                <text:p>0.177448</text:p>
              </table:table-cell>
              <table:table-cell office:value-type="float" office:value="0.186684">
                <text:p>0.18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2</text:p>
                <draw:g>
                  <svg:desc>Timing.H393:Timing.H393</svg:desc>
                </draw:g>
              </table:table-cell>
              <table:table-cell office:value-type="float" office:value="0.003467">
                <text:p>0.003467</text:p>
                <draw:g>
                  <svg:desc>Timing.I393:Timing.AE393</svg:desc>
                </draw:g>
              </table:table-cell>
              <table:table-cell office:value-type="float" office:value="0.005413">
                <text:p>0.005413</text:p>
              </table:table-cell>
              <table:table-cell office:value-type="float" office:value="0.007299">
                <text:p>0.007299</text:p>
              </table:table-cell>
              <table:table-cell office:value-type="float" office:value="0.008752">
                <text:p>0.008752</text:p>
              </table:table-cell>
              <table:table-cell office:value-type="float" office:value="0.010836">
                <text:p>0.010836</text:p>
              </table:table-cell>
              <table:table-cell office:value-type="float" office:value="0.014932">
                <text:p>0.014932</text:p>
              </table:table-cell>
              <table:table-cell office:value-type="float" office:value="0.041515">
                <text:p>0.041515</text:p>
              </table:table-cell>
              <table:table-cell office:value-type="float" office:value="0.046905">
                <text:p>0.046905</text:p>
              </table:table-cell>
              <table:table-cell office:value-type="float" office:value="0.054444">
                <text:p>0.054444</text:p>
              </table:table-cell>
              <table:table-cell office:value-type="float" office:value="0.058909">
                <text:p>0.058909</text:p>
              </table:table-cell>
              <table:table-cell office:value-type="float" office:value="0.069002">
                <text:p>0.069002</text:p>
              </table:table-cell>
              <table:table-cell office:value-type="float" office:value="0.070138">
                <text:p>0.070138</text:p>
              </table:table-cell>
              <table:table-cell office:value-type="float" office:value="0.113362">
                <text:p>0.113362</text:p>
              </table:table-cell>
              <table:table-cell office:value-type="float" office:value="0.121933">
                <text:p>0.121933</text:p>
              </table:table-cell>
              <table:table-cell office:value-type="float" office:value="0.130795">
                <text:p>0.130795</text:p>
              </table:table-cell>
              <table:table-cell office:value-type="float" office:value="0.139617">
                <text:p>0.139617</text:p>
              </table:table-cell>
              <table:table-cell office:value-type="float" office:value="0.148483">
                <text:p>0.148483</text:p>
              </table:table-cell>
              <table:table-cell office:value-type="float" office:value="0.157388">
                <text:p>0.157388</text:p>
              </table:table-cell>
              <table:table-cell office:value-type="float" office:value="0.221621">
                <text:p>0.221621</text:p>
              </table:table-cell>
              <table:table-cell office:value-type="float" office:value="0.234097">
                <text:p>0.234097</text:p>
              </table:table-cell>
              <table:table-cell office:value-type="float" office:value="0.243718">
                <text:p>0.243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394:Timing.H394</svg:desc>
                </draw:g>
              </table:table-cell>
              <table:table-cell office:value-type="float" office:value="0.002753">
                <text:p>0.002753</text:p>
                <draw:g>
                  <svg:desc>Timing.I394:Timing.AE394</svg:desc>
                </draw:g>
              </table:table-cell>
              <table:table-cell office:value-type="float" office:value="0.004351">
                <text:p>0.004351</text:p>
              </table:table-cell>
              <table:table-cell office:value-type="float" office:value="0.006419">
                <text:p>0.006419</text:p>
              </table:table-cell>
              <table:table-cell office:value-type="float" office:value="0.007146">
                <text:p>0.007146</text:p>
              </table:table-cell>
              <table:table-cell office:value-type="float" office:value="0.008835">
                <text:p>0.008835</text:p>
              </table:table-cell>
              <table:table-cell office:value-type="float" office:value="0.012222">
                <text:p>0.012222</text:p>
              </table:table-cell>
              <table:table-cell office:value-type="float" office:value="0.034048">
                <text:p>0.034048</text:p>
              </table:table-cell>
              <table:table-cell office:value-type="float" office:value="0.03827">
                <text:p>0.03827</text:p>
              </table:table-cell>
              <table:table-cell office:value-type="float" office:value="0.043657">
                <text:p>0.043657</text:p>
              </table:table-cell>
              <table:table-cell office:value-type="float" office:value="0.060283">
                <text:p>0.060283</text:p>
              </table:table-cell>
              <table:table-cell office:value-type="float" office:value="0.066079">
                <text:p>0.066079</text:p>
              </table:table-cell>
              <table:table-cell office:value-type="float" office:value="0.057862">
                <text:p>0.057862</text:p>
              </table:table-cell>
              <table:table-cell office:value-type="float" office:value="0.114961">
                <text:p>0.114961</text:p>
              </table:table-cell>
              <table:table-cell office:value-type="float" office:value="0.124308">
                <text:p>0.124308</text:p>
              </table:table-cell>
              <table:table-cell office:value-type="float" office:value="0.133582">
                <text:p>0.133582</text:p>
              </table:table-cell>
              <table:table-cell office:value-type="float" office:value="0.142299">
                <text:p>0.142299</text:p>
              </table:table-cell>
              <table:table-cell office:value-type="float" office:value="0.151706">
                <text:p>0.151706</text:p>
              </table:table-cell>
              <table:table-cell office:value-type="float" office:value="0.160021">
                <text:p>0.160021</text:p>
              </table:table-cell>
              <table:table-cell office:value-type="float" office:value="0.224211">
                <text:p>0.224211</text:p>
              </table:table-cell>
              <table:table-cell office:value-type="float" office:value="0.236045">
                <text:p>0.236045</text:p>
              </table:table-cell>
              <table:table-cell office:value-type="float" office:value="0.247366">
                <text:p>0.24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</text:p>
                <draw:g>
                  <svg:desc>Timing.H395:Timing.H395</svg:desc>
                </draw:g>
              </table:table-cell>
              <table:table-cell office:value-type="float" office:value="0.003499">
                <text:p>0.003499</text:p>
                <draw:g>
                  <svg:desc>Timing.I395:Timing.AE39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00368">
                <text:p>0.00368</text:p>
              </table:table-cell>
              <table:table-cell office:value-type="float" office:value="NaN">
                <text:p>NaN</text:p>
              </table:table-cell>
              <table:table-cell office:value-type="float" office:value="0.004912">
                <text:p>0.004912</text:p>
              </table:table-cell>
              <table:table-cell office:value-type="float" office:value="NaN">
                <text:p>NaN</text:p>
              </table:table-cell>
              <table:table-cell office:value-type="float" office:value="0.006071">
                <text:p>0.006071</text:p>
              </table:table-cell>
              <table:table-cell office:value-type="float" office:value="NaN">
                <text:p>NaN</text:p>
              </table:table-cell>
              <table:table-cell office:value-type="float" office:value="0.008499">
                <text:p>0.008499</text:p>
              </table:table-cell>
              <table:table-cell office:value-type="float" office:value="NaN">
                <text:p>NaN</text:p>
              </table:table-cell>
              <table:table-cell office:value-type="float" office:value="0.009589">
                <text:p>0.009589</text:p>
              </table:table-cell>
              <table:table-cell office:value-type="float" office:value="NaN">
                <text:p>NaN</text:p>
              </table:table-cell>
              <table:table-cell office:value-type="float" office:value="0.013167">
                <text:p>0.013167</text:p>
              </table:table-cell>
              <table:table-cell office:value-type="float" office:value="NaN">
                <text:p>NaN</text:p>
              </table:table-cell>
              <table:table-cell office:value-type="float" office:value="0.017471">
                <text:p>0.017471</text:p>
              </table:table-cell>
              <table:table-cell office:value-type="float" office:value="NaN">
                <text:p>NaN</text:p>
              </table:table-cell>
              <table:table-cell office:value-type="float" office:value="0.019331">
                <text:p>0.019331</text:p>
              </table:table-cell>
              <table:table-cell office:value-type="float" office:value="NaN">
                <text:p>NaN</text:p>
              </table:table-cell>
              <table:table-cell office:value-type="float" office:value="0.021194">
                <text:p>0.021194</text:p>
              </table:table-cell>
              <table:table-cell office:value-type="float" office:value="NaN">
                <text:p>NaN</text:p>
              </table:table-cell>
              <table:table-cell office:value-type="float" office:value="0.026998">
                <text:p>0.026998</text:p>
              </table:table-cell>
              <table:table-cell office:value-type="float" office:value="NaN">
                <text:p>NaN</text:p>
              </table:table-cell>
              <table:table-cell office:value-type="float" office:value="0.029371">
                <text:p>0.029371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ing.S511:Timing.S511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47cm" svg:height="11.157cm" xlink:href=".." xlink:type="simple" chart:class="chart:bar" chart:style-name="ch1">
        <chart:title svg:x="6.747cm" svg:y="0.359cm" chart:style-name="ch2">
          <text:p>Compile Times DFT inline float</text:p>
        </chart:title>
        <chart:legend chart:legend-position="end" svg:x="17.272cm" svg:y="4.781cm" style:legend-expansion="high" chart:style-name="ch3"/>
        <chart:plot-area chart:style-name="ch4" table:cell-range-address="Timing.H747:Timing.AD750" chart:data-source-has-labels="both" svg:x="1.405cm" svg:y="1.361cm" svg:width="15.473cm" svg:height="8.592cm">
          <chartooo:coordinate-region svg:x="2.212cm" svg:y="1.561cm" svg:width="14.666cm" svg:height="7.745cm"/>
          <chart:axis chart:dimension="x" chart:name="primary-x" chart:style-name="ch5" chartooo:axis-type="auto">
            <chartooo:date-scale/>
            <chart:title svg:x="7.853cm" svg:y="10.176cm" chart:style-name="ch6">
              <text:p>Matrix dimension</text:p>
            </chart:title>
            <chart:categories table:cell-range-address="Timing.I747:Timing.AD747"/>
          </chart:axis>
          <chart:axis chart:dimension="y" chart:name="primary-y" chart:style-name="ch7">
            <chart:title svg:x="0.451cm" svg:y="6.349cm" chart:style-name="ch8">
              <text:p>Seconds</text:p>
            </chart:title>
            <chart:grid chart:style-name="ch9" chart:class="major"/>
          </chart:axis>
          <chart:series chart:style-name="ch10" chart:values-cell-range-address="Timing.I748:Timing.AD748" chart:label-cell-address="Timing.H748:Timing.H748" chart:class="chart:bar">
            <chart:data-point chart:repeated="22"/>
          </chart:series>
          <chart:series chart:style-name="ch11" chart:values-cell-range-address="Timing.I749:Timing.AD749" chart:label-cell-address="Timing.H749:Timing.H749" chart:class="chart:bar">
            <chart:data-point chart:repeated="22"/>
          </chart:series>
          <chart:series chart:style-name="ch12" chart:values-cell-range-address="Timing.I750:Timing.AD750" chart:label-cell-address="Timing.H750:Timing.H750" chart:class="chart:ba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  <draw:g>
                  <svg:desc>Timing.I747:Timing.AD747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112">
                <text:p>112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08">
                <text:p>208</text:p>
              </table:table-cell>
              <table:table-cell office:value-type="float" office:value="240">
                <text:p>240</text:p>
              </table:table-cell>
              <table:table-cell office:value-type="float" office:value="272">
                <text:p>272</text:p>
              </table:table-cell>
              <table:table-cell office:value-type="float" office:value="304">
                <text:p>304</text:p>
              </table:table-cell>
              <table:table-cell office:value-type="float" office:value="336">
                <text:p>336</text:p>
              </table:table-cell>
              <table:table-cell office:value-type="float" office:value="368">
                <text:p>368</text:p>
              </table:table-cell>
              <table:table-cell office:value-type="float" office:value="400">
                <text:p>400</text:p>
              </table:table-cell>
              <table:table-cell office:value-type="float" office:value="432">
                <text:p>432</text:p>
              </table:table-cell>
              <table:table-cell office:value-type="float" office:value="464">
                <text:p>464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60">
                <text:p>560</text:p>
              </table:table-cell>
              <table:table-cell office:value-type="float" office:value="592">
                <text:p>592</text:p>
              </table:table-cell>
              <table:table-cell office:value-type="float" office:value="624">
                <text:p>624</text:p>
              </table:table-cell>
              <table:table-cell office:value-type="float" office:value="656">
                <text:p>656</text:p>
              </table:table-cell>
              <table:table-cell office:value-type="float" office:value="688">
                <text:p>688</text:p>
              </table:table-cell>
            </table:table-row>
          </table:table-header-rows>
          <table:table-rows>
            <table:table-row>
              <table:table-cell office:value-type="string">
                <text:p>pi4</text:p>
                <draw:g>
                  <svg:desc>Timing.H748:Timing.H748</svg:desc>
                </draw:g>
              </table:table-cell>
              <table:table-cell office:value-type="float" office:value="0.071671">
                <text:p>0.071671</text:p>
                <draw:g>
                  <svg:desc>Timing.I748:Timing.AD7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51943">
                <text:p>0.251943</text:p>
              </table:table-cell>
              <table:table-cell office:value-type="float" office:value="NaN">
                <text:p>NaN</text:p>
              </table:table-cell>
              <table:table-cell office:value-type="float" office:value="0.562059">
                <text:p>0.562059</text:p>
              </table:table-cell>
              <table:table-cell office:value-type="float" office:value="NaN">
                <text:p>NaN</text:p>
              </table:table-cell>
              <table:table-cell office:value-type="float" office:value="1.023402">
                <text:p>1.023402</text:p>
              </table:table-cell>
              <table:table-cell office:value-type="float" office:value="NaN">
                <text:p>NaN</text:p>
              </table:table-cell>
              <table:table-cell office:value-type="float" office:value="1.652271">
                <text:p>1.652271</text:p>
              </table:table-cell>
              <table:table-cell office:value-type="float" office:value="NaN">
                <text:p>NaN</text:p>
              </table:table-cell>
              <table:table-cell office:value-type="float" office:value="2.500869">
                <text:p>2.500869</text:p>
              </table:table-cell>
              <table:table-cell office:value-type="float" office:value="NaN">
                <text:p>NaN</text:p>
              </table:table-cell>
              <table:table-cell office:value-type="float" office:value="3.748443">
                <text:p>3.748443</text:p>
              </table:table-cell>
              <table:table-cell office:value-type="float" office:value="NaN">
                <text:p>NaN</text:p>
              </table:table-cell>
              <table:table-cell office:value-type="float" office:value="5.309578">
                <text:p>5.309578</text:p>
              </table:table-cell>
              <table:table-cell office:value-type="float" office:value="NaN">
                <text:p>NaN</text:p>
              </table:table-cell>
              <table:table-cell office:value-type="float" office:value="7.351509">
                <text:p>7.351509</text:p>
              </table:table-cell>
              <table:table-cell office:value-type="float" office:value="NaN">
                <text:p>NaN</text:p>
              </table:table-cell>
              <table:table-cell office:value-type="float" office:value="9.894971">
                <text:p>9.894971</text:p>
              </table:table-cell>
              <table:table-cell office:value-type="float" office:value="NaN">
                <text:p>NaN</text:p>
              </table:table-cell>
              <table:table-cell office:value-type="float" office:value="13.086277">
                <text:p>13.086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</text:p>
                <draw:g>
                  <svg:desc>Timing.H749:Timing.H749</svg:desc>
                </draw:g>
              </table:table-cell>
              <table:table-cell office:value-type="float" office:value="0.452014">
                <text:p>0.452014</text:p>
                <draw:g>
                  <svg:desc>Timing.I749:Timing.AD749</svg:desc>
                </draw:g>
              </table:table-cell>
              <table:table-cell office:value-type="float" office:value="1.524951">
                <text:p>1.524951</text:p>
              </table:table-cell>
              <table:table-cell office:value-type="float" office:value="3.056426">
                <text:p>3.056426</text:p>
              </table:table-cell>
              <table:table-cell office:value-type="float" office:value="5.204508">
                <text:p>5.204508</text:p>
              </table:table-cell>
              <table:table-cell office:value-type="float" office:value="8.006829">
                <text:p>8.006829</text:p>
              </table:table-cell>
              <table:table-cell office:value-type="float" office:value="11.719279">
                <text:p>11.719279</text:p>
              </table:table-cell>
              <table:table-cell office:value-type="float" office:value="16.237323">
                <text:p>16.237323</text:p>
              </table:table-cell>
              <table:table-cell office:value-type="float" office:value="21.837356">
                <text:p>21.837356</text:p>
              </table:table-cell>
              <table:table-cell office:value-type="float" office:value="28.609456">
                <text:p>28.609456</text:p>
              </table:table-cell>
              <table:table-cell office:value-type="float" office:value="36.66401">
                <text:p>36.66401</text:p>
              </table:table-cell>
              <table:table-cell office:value-type="float" office:value="46.134142">
                <text:p>46.134142</text:p>
              </table:table-cell>
              <table:table-cell office:value-type="float" office:value="56.594752">
                <text:p>56.594752</text:p>
              </table:table-cell>
              <table:table-cell office:value-type="float" office:value="69.179324">
                <text:p>69.179324</text:p>
              </table:table-cell>
              <table:table-cell office:value-type="float" office:value="83.576478">
                <text:p>83.576478</text:p>
              </table:table-cell>
              <table:table-cell office:value-type="float" office:value="99.942624">
                <text:p>99.942624</text:p>
              </table:table-cell>
              <table:table-cell office:value-type="float" office:value="118.398273">
                <text:p>118.398273</text:p>
              </table:table-cell>
              <table:table-cell office:value-type="float" office:value="139.108634">
                <text:p>139.108634</text:p>
              </table:table-cell>
              <table:table-cell office:value-type="float" office:value="162.249476">
                <text:p>162.249476</text:p>
              </table:table-cell>
              <table:table-cell office:value-type="float" office:value="187.951824">
                <text:p>187.951824</text:p>
              </table:table-cell>
              <table:table-cell office:value-type="float" office:value="216.437811">
                <text:p>216.437811</text:p>
              </table:table-cell>
              <table:table-cell office:value-type="float" office:value="247.852676">
                <text:p>247.852676</text:p>
              </table:table-cell>
              <table:table-cell office:value-type="float" office:value="282.01021">
                <text:p>282.01021</text:p>
              </table:table-cell>
            </table:table-row>
            <table:table-row>
              <table:table-cell office:value-type="string">
                <text:p>pi3 std::set</text:p>
                <draw:g>
                  <svg:desc>Timing.H750:Timing.H750</svg:desc>
                </draw:g>
              </table:table-cell>
              <table:table-cell office:value-type="float" office:value="0.548715">
                <text:p>0.548715</text:p>
                <draw:g>
                  <svg:desc>Timing.I750:Timing.AD750</svg:desc>
                </draw:g>
              </table:table-cell>
              <table:table-cell office:value-type="float" office:value="1.567364">
                <text:p>1.567364</text:p>
              </table:table-cell>
              <table:table-cell office:value-type="float" office:value="2.777147">
                <text:p>2.777147</text:p>
              </table:table-cell>
              <table:table-cell office:value-type="float" office:value="4.236371">
                <text:p>4.236371</text:p>
              </table:table-cell>
              <table:table-cell office:value-type="float" office:value="NaN">
                <text:p>NaN</text:p>
              </table:table-cell>
              <table:table-cell office:value-type="float" office:value="7.92113">
                <text:p>7.92113</text:p>
              </table:table-cell>
              <table:table-cell office:value-type="float" office:value="10.181178">
                <text:p>10.181178</text:p>
              </table:table-cell>
              <table:table-cell office:value-type="float" office:value="12.783973">
                <text:p>12.783973</text:p>
              </table:table-cell>
              <table:table-cell office:value-type="float" office:value="15.696467">
                <text:p>15.696467</text:p>
              </table:table-cell>
              <table:table-cell office:value-type="float" office:value="18.885156">
                <text:p>18.885156</text:p>
              </table:table-cell>
              <table:table-cell office:value-type="float" office:value="22.539911">
                <text:p>22.539911</text:p>
              </table:table-cell>
              <table:table-cell office:value-type="float" office:value="22.539911">
                <text:p>22.539911</text:p>
              </table:table-cell>
              <table:table-cell office:value-type="float" office:value="30.976053">
                <text:p>30.976053</text:p>
              </table:table-cell>
              <table:table-cell office:value-type="float" office:value="35.749879">
                <text:p>35.749879</text:p>
              </table:table-cell>
              <table:table-cell office:value-type="float" office:value="40.951506">
                <text:p>40.951506</text:p>
              </table:table-cell>
              <table:table-cell office:value-type="float" office:value="46.634502">
                <text:p>46.634502</text:p>
              </table:table-cell>
              <table:table-cell office:value-type="float" office:value="52.886342">
                <text:p>52.886342</text:p>
              </table:table-cell>
              <table:table-cell office:value-type="float" office:value="59.292052">
                <text:p>59.292052</text:p>
              </table:table-cell>
              <table:table-cell office:value-type="float" office:value="66.613522">
                <text:p>66.613522</text:p>
              </table:table-cell>
              <table:table-cell office:value-type="float" office:value="74.265161">
                <text:p>74.265161</text:p>
              </table:table-cell>
              <table:table-cell office:value-type="float" office:value="82.522381">
                <text:p>82.522381</text:p>
              </table:table-cell>
              <table:table-cell office:value-type="float" office:value="90.893683">
                <text:p>90.89368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